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0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2cm"/>
    </style:style>
    <style:style style:name="co4" style:family="table-column">
      <style:table-column-properties fo:break-before="auto" style:column-width="0.82cm"/>
    </style:style>
    <style:style style:name="co5" style:family="table-column">
      <style:table-column-properties fo:break-before="auto" style:column-width="3.205cm"/>
    </style:style>
    <style:style style:name="co6" style:family="table-column">
      <style:table-column-properties fo:break-before="auto" style:column-width="2.686cm"/>
    </style:style>
    <style:style style:name="co7" style:family="table-column">
      <style:table-column-properties fo:break-before="auto" style:column-width="1.891cm"/>
    </style:style>
    <style:style style:name="co8" style:family="table-column">
      <style:table-column-properties fo:break-before="auto" style:column-width="0.423cm"/>
    </style:style>
    <style:style style:name="co9" style:family="table-column">
      <style:table-column-properties fo:break-before="auto" style:column-width="1.028cm"/>
    </style:style>
    <style:style style:name="co10" style:family="table-column">
      <style:table-column-properties fo:break-before="auto" style:column-width="2.97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9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3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7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6" style:family="table-cell" style:parent-style-name="Default" style:data-style-name="N108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9" style:family="table-cell" style:parent-style-name="Default" style:data-style-name="N108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color="#3399ff" fo:font-size="28pt" style:font-size-asian="28pt" style:font-size-complex="28pt"/>
    </style:style>
    <style:style style:name="ce21" style:family="table-cell" style:parent-style-name="Default">
      <style:table-cell-properties style:text-align-source="value-type" style:repeat-content="false"/>
      <style:paragraph-properties fo:margin-left="0cm"/>
    </style:style>
    <style:style style:name="ce22" style:family="table-cell" style:parent-style-name="Default" style:data-style-name="N108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</style:style>
    <style:style style:name="ce23" style:family="table-cell" style:parent-style-name="Default" style:data-style-name="N108"/>
  </office:automatic-styles>
  <office:body>
    <office:spreadsheet>
      <table:table table:name="Sheet1" table:style-name="ta1" table:print-ranges="Sheet1.A1:Sheet1.L79">
        <table:table-column table:style-name="co1" table:default-cell-style-name="ce1"/>
        <table:table-column table:style-name="co2" table:default-cell-style-name="ce5"/>
        <table:table-column table:style-name="co2" table:default-cell-style-name="ce4"/>
        <table:table-column table:style-name="co3" table:default-cell-style-name="ce9"/>
        <table:table-column table:style-name="co4" table:default-cell-style-name="ce14"/>
        <table:table-column table:style-name="co1" table:default-cell-style-name="ce17"/>
        <table:table-column table:style-name="co5" table:default-cell-style-name="ce4"/>
        <table:table-column table:style-name="co6" table:default-cell-style-name="ce9"/>
        <table:table-column table:style-name="co7" table:default-cell-style-name="ce4"/>
        <table:table-column table:style-name="co8" table:default-cell-style-name="ce9"/>
        <table:table-column table:style-name="co9" table:default-cell-style-name="ce9"/>
        <table:table-column table:style-name="co10" table:default-cell-style-name="ce21"/>
        <table:table-column table:style-name="co2" table:visibility="collapse" table:default-cell-style-name="Default"/>
        <table:table-column table:style-name="co2" table:visibility="collapse" table:default-cell-style-name="ce23"/>
        <table:table-row table:style-name="ro1">
          <table:table-cell table:number-columns-repeated="6"/>
          <table:table-cell table:style-name="ce20" office:value-type="string" calcext:value-type="string" table:number-columns-spanned="6" table:number-rows-spanned="2">
            <text:p>Mimi Muster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2" office:value-type="date" office:date-value="1990-01-01T12:34:00" calcext:value-type="date">
            <text:p>01.01.1990 12:34</text:p>
          </table:table-cell>
          <table:table-cell table:style-name="ce6"/>
          <table:table-cell table:style-name="ce10" office:value-type="string" calcext:value-type="string">
            <text:p>Geburt</text:p>
          </table:table-cell>
          <table:table-cell table:style-name="ce12"/>
          <table:table-cell table:style-name="ce15"/>
          <table:table-cell table:style-name="ce18"/>
          <table:covered-table-cell table:number-columns-repeated="6"/>
          <table:table-cell office:value-type="float" office:value="1000000" calcext:value-type="float">
            <text:p>1000000</text:p>
          </table:table-cell>
          <table:table-cell office:value-type="float" office:value="0.031688087814029" calcext:value-type="float">
            <text:p>0,0</text:p>
          </table:table-cell>
        </table:table-row>
        <table:table-row table:style-name="ro2">
          <table:table-cell table:style-name="ce3" table:formula="of:=[.$A$2]+[.M2]/86400" office:value-type="date" office:date-value="1990-01-13T02:20:40" calcext:value-type="date">
            <text:p>13.01.1990 02:20</text:p>
          </table:table-cell>
          <table:table-cell table:style-name="ce7" office:value-type="float" office:value="1000000" calcext:value-type="float">
            <text:p>1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]+0.05" office:value-type="float" office:value="0.081688087814029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79]/86400" office:value-type="date" office:date-value="1991-09-18T12:34:00" calcext:value-type="date">
            <text:p>18.09.1991 12:34</text:p>
          </table:table-cell>
          <table:table-cell table:style-name="ce8" office:value-type="float" office:value="900000" calcext:value-type="float">
            <text:p>9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9]+0.05" office:value-type="float" office:value="1.76115674195756" calcext:value-type="float">
            <text:p>1,8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0.0342231348391513" calcext:value-type="float">
            <text:p>0,0</text:p>
          </table:table-cell>
        </table:table-row>
        <table:table-row table:style-name="ro2">
          <table:table-cell table:style-name="ce3" table:formula="of:=[.$A$2]+[.M3]/86400" office:value-type="date" office:date-value="1990-01-14T00:34:00" calcext:value-type="date">
            <text:p>14.01.1990 00:34</text:p>
          </table:table-cell>
          <table:table-cell table:style-name="ce8" office:value-type="float" office:value="300" calcext:value-type="float">
            <text:p>3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]+0.05" office:value-type="float" office:value="0.0842231348391513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80]/86400" office:value-type="date" office:date-value="1991-09-23T12:34:00" calcext:value-type="date">
            <text:p>23.09.1991 12:34</text:p>
          </table:table-cell>
          <table:table-cell table:style-name="ce8" office:value-type="float" office:value="90" calcext:value-type="float">
            <text:p>9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0]+0.05" office:value-type="float" office:value="1.77484599589322" calcext:value-type="float">
            <text:p>1,8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.0380257053768347" calcext:value-type="float">
            <text:p>0,0</text:p>
          </table:table-cell>
        </table:table-row>
        <table:table-row table:style-name="ro2">
          <table:table-cell table:style-name="ce3" table:formula="of:=[.$A$2]+[.M4]/86400" office:value-type="date" office:date-value="1990-01-15T09:54:00" calcext:value-type="date">
            <text:p>15.01.1990 09:54</text:p>
          </table:table-cell>
          <table:table-cell table:style-name="ce8" office:value-type="float" office:value="20000" calcext:value-type="float">
            <text:p>2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]+0.05" office:value-type="float" office:value="0.0880257053768347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81]/86400" office:value-type="date" office:date-value="1991-11-26T23:14:00" calcext:value-type="date">
            <text:p>26.11.1991 23:14</text:p>
          </table:table-cell>
          <table:table-cell table:style-name="ce8" office:value-type="float" office:value="60000000" calcext:value-type="float">
            <text:p>6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1]+0.05" office:value-type="float" office:value="1.95128526884174" calcext:value-type="float">
            <text:p>2,0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209600" calcext:value-type="float">
            <text:p>1209600</text:p>
          </table:table-cell>
          <table:table-cell office:value-type="float" office:value="0.0383299110198494" calcext:value-type="float">
            <text:p>0,0</text:p>
          </table:table-cell>
        </table:table-row>
        <table:table-row table:style-name="ro2">
          <table:table-cell table:style-name="ce3" table:formula="of:=[.$A$2]+[.M5]/86400" office:value-type="date" office:date-value="1990-01-15T12:34:00" calcext:value-type="date">
            <text:p>15.01.1990 12:34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]+0.05" office:value-type="float" office:value="0.0883299110198494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82]/86400" office:value-type="date" office:date-value="1991-11-26T23:14:00" calcext:value-type="date">
            <text:p>26.11.1991 23:14</text:p>
          </table:table-cell>
          <table:table-cell table:style-name="ce7" office:value-type="float" office:value="1000000" calcext:value-type="float">
            <text:p>1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2]+0.05" office:value-type="float" office:value="1.95128526884174" calcext:value-type="float">
            <text:p>2,0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0.0456308464522017" calcext:value-type="float">
            <text:p>0,0</text:p>
          </table:table-cell>
        </table:table-row>
        <table:table-row table:style-name="ro2">
          <table:table-cell table:style-name="ce3" table:formula="of:=[.$A$2]+[.M6]/86400" office:value-type="date" office:date-value="1990-01-18T04:34:00" calcext:value-type="date">
            <text:p>18.01.1990 04:34</text:p>
          </table:table-cell>
          <table:table-cell table:style-name="ce8" office:value-type="float" office:value="400" calcext:value-type="float">
            <text:p>4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]+0.05" office:value-type="float" office:value="0.0956308464522017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83]/86400" office:value-type="date" office:date-value="1991-12-02T12:34:00" calcext:value-type="date">
            <text:p>02.12.1991 12:34</text:p>
          </table:table-cell>
          <table:table-cell table:style-name="ce8" office:value-type="float" office:value="700" calcext:value-type="float">
            <text:p>7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3]+0.05" office:value-type="float" office:value="1.96649555099247" calcext:value-type="float">
            <text:p>2,0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728000" calcext:value-type="float">
            <text:p>1728000</text:p>
          </table:table-cell>
          <table:table-cell office:value-type="float" office:value="0.054757015742642" calcext:value-type="float">
            <text:p>0,1</text:p>
          </table:table-cell>
        </table:table-row>
        <table:table-row table:style-name="ro2">
          <table:table-cell table:style-name="ce3" table:formula="of:=[.$A$2]+[.M7]/86400" office:value-type="date" office:date-value="1990-01-21T12:34:00" calcext:value-type="date">
            <text:p>21.01.1990 12:34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]+0.05" office:value-type="float" office:value="0.104757015742642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84]/86400" office:value-type="date" office:date-value="1991-12-02T12:34:00" calcext:value-type="date">
            <text:p>02.12.1991 12:34</text:p>
          </table:table-cell>
          <table:table-cell table:style-name="ce7" office:value-type="float" office:value="100" calcext:value-type="float">
            <text:p>1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4]+0.05" office:value-type="float" office:value="1.96649555099247" calcext:value-type="float">
            <text:p>2,0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0570385580652521" calcext:value-type="float">
            <text:p>0,1</text:p>
          </table:table-cell>
        </table:table-row>
        <table:table-row table:style-name="ro2">
          <table:table-cell table:style-name="ce3" table:formula="of:=[.$A$2]+[.M8]/86400" office:value-type="date" office:date-value="1990-01-22T08:34:00" calcext:value-type="date">
            <text:p>22.01.1990 08:34</text:p>
          </table:table-cell>
          <table:table-cell table:style-name="ce8" office:value-type="float" office:value="30000" calcext:value-type="float">
            <text:p>3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]+0.05" office:value-type="float" office:value="0.107038558065252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85]/86400" office:value-type="date" office:date-value="1992-03-11T12:34:00" calcext:value-type="date">
            <text:p>11.03.1992 12:34</text:p>
          </table:table-cell>
          <table:table-cell table:style-name="ce8" office:value-type="float" office:value="800" calcext:value-type="float">
            <text:p>8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5]+0.05" office:value-type="float" office:value="2.24028062970568" calcext:value-type="float">
            <text:p>2,2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0.0570385580652521" calcext:value-type="float">
            <text:p>0,1</text:p>
          </table:table-cell>
        </table:table-row>
        <table:table-row table:style-name="ro2">
          <table:table-cell table:style-name="ce3" table:formula="of:=[.$A$2]+[.M9]/86400" office:value-type="date" office:date-value="1990-01-22T08:34:00" calcext:value-type="date">
            <text:p>22.01.1990 08:34</text:p>
          </table:table-cell>
          <table:table-cell table:style-name="ce8" office:value-type="float" office:value="500" calcext:value-type="float">
            <text:p>5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]+0.05" office:value-type="float" office:value="0.107038558065252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86]/86400" office:value-type="date" office:date-value="1992-03-21T17:00:40" calcext:value-type="date">
            <text:p>21.03.1992 17:00</text:p>
          </table:table-cell>
          <table:table-cell table:style-name="ce8" office:value-type="float" office:value="70000000" calcext:value-type="float">
            <text:p>7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6]+0.05" office:value-type="float" office:value="2.26816614698203" calcext:value-type="float">
            <text:p>2,3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814400" calcext:value-type="float">
            <text:p>1814400</text:p>
          </table:table-cell>
          <table:table-cell office:value-type="float" office:value="0.0574948665297741" calcext:value-type="float">
            <text:p>0,1</text:p>
          </table:table-cell>
        </table:table-row>
        <table:table-row table:style-name="ro2">
          <table:table-cell table:style-name="ce3" table:formula="of:=[.$A$2]+[.M10]/86400" office:value-type="date" office:date-value="1990-01-22T12:34:00" calcext:value-type="date">
            <text:p>22.01.1990 12:34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]+0.05" office:value-type="float" office:value="0.107494866529774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87]/86400" office:value-type="date" office:date-value="1992-04-13T20:34:00" calcext:value-type="date">
            <text:p>13.04.1992 20:34</text:p>
          </table:table-cell>
          <table:table-cell table:style-name="ce8" office:value-type="float" office:value="20000" calcext:value-type="float">
            <text:p>2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7]+0.05" office:value-type="float" office:value="2.33154232261008" calcext:value-type="float">
            <text:p>2,3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0633761756280579" calcext:value-type="float">
            <text:p>0,1</text:p>
          </table:table-cell>
        </table:table-row>
        <table:table-row table:style-name="ro2">
          <table:table-cell table:style-name="ce3" table:formula="of:=[.$A$2]+[.M11]/86400" office:value-type="date" office:date-value="1990-01-24T16:07:20" calcext:value-type="date">
            <text:p>24.01.1990 16:07</text:p>
          </table:table-cell>
          <table:table-cell table:style-name="ce8" office:value-type="float" office:value="2000000" calcext:value-type="float">
            <text:p>2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]+0.05" office:value-type="float" office:value="0.113376175628058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88]/86400" office:value-type="date" office:date-value="1992-06-19T12:34:00" calcext:value-type="date">
            <text:p>19.06.1992 12:34</text:p>
          </table:table-cell>
          <table:table-cell table:style-name="ce8" office:value-type="float" office:value="900" calcext:value-type="float">
            <text:p>9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8]+0.05" office:value-type="float" office:value="2.51406570841889" calcext:value-type="float">
            <text:p>2,5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0.0684462696783025" calcext:value-type="float">
            <text:p>0,1</text:p>
          </table:table-cell>
        </table:table-row>
        <table:table-row table:style-name="ro2">
          <table:table-cell table:style-name="ce3" table:formula="of:=[.$A$2]+[.M12]/86400" office:value-type="date" office:date-value="1990-01-26T12:34:00" calcext:value-type="date">
            <text:p>26.01.1990 12:34</text:p>
          </table:table-cell>
          <table:table-cell table:style-name="ce8" office:value-type="float" office:value="600" calcext:value-type="float">
            <text:p>6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]+0.05" office:value-type="float" office:value="0.118446269678303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89]/86400" office:value-type="date" office:date-value="1992-07-15T10:47:20" calcext:value-type="date">
            <text:p>15.07.1992 10:47</text:p>
          </table:table-cell>
          <table:table-cell table:style-name="ce8" office:value-type="float" office:value="80000000" calcext:value-type="float">
            <text:p>8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89]+0.05" office:value-type="float" office:value="2.58504702512232" calcext:value-type="float">
            <text:p>2,6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0.0760514107536695" calcext:value-type="float">
            <text:p>0,1</text:p>
          </table:table-cell>
        </table:table-row>
        <table:table-row table:style-name="ro2">
          <table:table-cell table:style-name="ce3" table:formula="of:=[.$A$2]+[.M13]/86400" office:value-type="date" office:date-value="1990-01-29T07:14:00" calcext:value-type="date">
            <text:p>29.01.1990 07:14</text:p>
          </table:table-cell>
          <table:table-cell table:style-name="ce8" office:value-type="float" office:value="40000" calcext:value-type="float">
            <text:p>4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]+0.05" office:value-type="float" office:value="0.126051410753669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90]/86400" office:value-type="date" office:date-value="1992-09-27T12:34:00" calcext:value-type="date">
            <text:p>27.09.1992 12:34</text:p>
          </table:table-cell>
          <table:table-cell table:style-name="ce7" office:value-type="float" office:value="1000" calcext:value-type="float">
            <text:p>1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0]+0.05" office:value-type="float" office:value="2.7878507871321" calcext:value-type="float">
            <text:p>2,8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419200" calcext:value-type="float">
            <text:p>2419200</text:p>
          </table:table-cell>
          <table:table-cell office:value-type="float" office:value="0.0766598220396988" calcext:value-type="float">
            <text:p>0,1</text:p>
          </table:table-cell>
        </table:table-row>
        <table:table-row table:style-name="ro2">
          <table:table-cell table:style-name="ce3" table:formula="of:=[.$A$2]+[.M14]/86400" office:value-type="date" office:date-value="1990-01-29T12:34:00" calcext:value-type="date">
            <text:p>29.01.1990 12:34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]+0.05" office:value-type="float" office:value="0.126659822039699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91]/86400" office:value-type="date" office:date-value="1992-11-08T04:34:00" calcext:value-type="date">
            <text:p>08.11.1992 04:34</text:p>
          </table:table-cell>
          <table:table-cell table:style-name="ce8" office:value-type="float" office:value="90000000" calcext:value-type="float">
            <text:p>9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1]+0.05" office:value-type="float" office:value="2.90192790326261" calcext:value-type="float">
            <text:p>2,9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520000" calcext:value-type="float">
            <text:p>2520000</text:p>
          </table:table-cell>
          <table:table-cell office:value-type="float" office:value="0.079853981291353" calcext:value-type="float">
            <text:p>0,1</text:p>
          </table:table-cell>
        </table:table-row>
        <table:table-row table:style-name="ro2">
          <table:table-cell table:style-name="ce3" table:formula="of:=[.$A$2]+[.M15]/86400" office:value-type="date" office:date-value="1990-01-30T16:34:00" calcext:value-type="date">
            <text:p>30.01.1990 16:34</text:p>
          </table:table-cell>
          <table:table-cell table:style-name="ce8" office:value-type="float" office:value="700" calcext:value-type="float">
            <text:p>7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5]+0.05" office:value-type="float" office:value="0.129853981291353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92]/86400" office:value-type="date" office:date-value="1993-03-03T22:20:40" calcext:value-type="date">
            <text:p>03.03.1993 22:20</text:p>
          </table:table-cell>
          <table:table-cell table:style-name="ce7" office:value-type="float" office:value="100000000" calcext:value-type="float">
            <text:p>1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2]+0.05" office:value-type="float" office:value="3.21880878140289" calcext:value-type="float">
            <text:p>3,2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592000" calcext:value-type="float">
            <text:p>2592000</text:p>
          </table:table-cell>
          <table:table-cell office:value-type="float" office:value="0.082135523613963" calcext:value-type="float">
            <text:p>0,1</text:p>
          </table:table-cell>
        </table:table-row>
        <table:table-row table:style-name="ro2">
          <table:table-cell table:style-name="ce3" table:formula="of:=[.$A$2]+[.M16]/86400" office:value-type="date" office:date-value="1990-01-31T12:34:00" calcext:value-type="date">
            <text:p>31.01.1990 12:34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6]+0.05" office:value-type="float" office:value="0.132135523613963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93]/86400" office:value-type="date" office:date-value="1993-06-04T12:34:00" calcext:value-type="date">
            <text:p>04.06.1993 12:34</text:p>
          </table:table-cell>
          <table:table-cell table:style-name="ce8" office:value-type="float" office:value="30000" calcext:value-type="float">
            <text:p>3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3]+0.05" office:value-type="float" office:value="3.47231348391513" calcext:value-type="float">
            <text:p>3,5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880000" calcext:value-type="float">
            <text:p>2880000</text:p>
          </table:table-cell>
          <table:table-cell office:value-type="float" office:value="0.0912616929044034" calcext:value-type="float">
            <text:p>0,1</text:p>
          </table:table-cell>
        </table:table-row>
        <table:table-row table:style-name="ro2">
          <table:table-cell table:style-name="ce3" table:formula="of:=[.$A$2]+[.M17]/86400" office:value-type="date" office:date-value="1990-02-03T20:34:00" calcext:value-type="date">
            <text:p>03.02.1990 20:34</text:p>
          </table:table-cell>
          <table:table-cell table:style-name="ce8" office:value-type="float" office:value="800" calcext:value-type="float">
            <text:p>8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7]+0.05" office:value-type="float" office:value="0.141261692904403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94]/86400" office:value-type="date" office:date-value="1993-10-21T09:54:00" calcext:value-type="date">
            <text:p>21.10.1993 09:54</text:p>
          </table:table-cell>
          <table:table-cell table:style-name="ce8" office:value-type="float" office:value="2000000" calcext:value-type="float">
            <text:p>2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4]+0.05" office:value-type="float" office:value="3.85257053768347" calcext:value-type="float">
            <text:p>3,9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0950642634420868" calcext:value-type="float">
            <text:p>0,1</text:p>
          </table:table-cell>
        </table:table-row>
        <table:table-row table:style-name="ro2">
          <table:table-cell table:style-name="ce3" table:formula="of:=[.$A$2]+[.M18]/86400" office:value-type="date" office:date-value="1990-02-05T05:53:59.999999" calcext:value-type="date">
            <text:p>05.02.1990 05:54</text:p>
          </table:table-cell>
          <table:table-cell table:style-name="ce8" office:value-type="float" office:value="3000000" calcext:value-type="float">
            <text:p>3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8]+0.05" office:value-type="float" office:value="0.145064263442087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95]/86400" office:value-type="date" office:date-value="1993-11-01T12:34:00" calcext:value-type="date">
            <text:p>01.11.1993 12:34</text:p>
          </table:table-cell>
          <table:table-cell table:style-name="ce8" office:value-type="float" office:value="200" calcext:value-type="float">
            <text:p>2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5]+0.05" office:value-type="float" office:value="3.88299110198494" calcext:value-type="float">
            <text:p>3,9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0950642634420868" calcext:value-type="float">
            <text:p>0,1</text:p>
          </table:table-cell>
        </table:table-row>
        <table:table-row table:style-name="ro2">
          <table:table-cell table:style-name="ce3" table:formula="of:=[.$A$2]+[.M19]/86400" office:value-type="date" office:date-value="1990-02-05T05:53:59.999999" calcext:value-type="date">
            <text:p>05.02.1990 05:54</text:p>
          </table:table-cell>
          <table:table-cell table:style-name="ce8" office:value-type="float" office:value="50000" calcext:value-type="float">
            <text:p>5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9]+0.05" office:value-type="float" office:value="0.145064263442087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96]/86400" office:value-type="date" office:date-value="1994-07-26T04:34:00" calcext:value-type="date">
            <text:p>26.07.1994 04:34</text:p>
          </table:table-cell>
          <table:table-cell table:style-name="ce8" office:value-type="float" office:value="40000" calcext:value-type="float">
            <text:p>4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6]+0.05" office:value-type="float" office:value="4.61308464522017" calcext:value-type="float">
            <text:p>4,6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024000" calcext:value-type="float">
            <text:p>3024000</text:p>
          </table:table-cell>
          <table:table-cell office:value-type="float" office:value="0.0958247775496236" calcext:value-type="float">
            <text:p>0,1</text:p>
          </table:table-cell>
        </table:table-row>
        <table:table-row table:style-name="ro2">
          <table:table-cell table:style-name="ce3" table:formula="of:=[.$A$2]+[.M20]/86400" office:value-type="date" office:date-value="1990-02-05T12:34:00" calcext:value-type="date">
            <text:p>05.02.1990 12:34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0]+0.05" office:value-type="float" office:value="0.145824777549624" calcext:value-type="float">
            <text:p>0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97]/86400" office:value-type="date" office:date-value="1995-06-24T12:34:00" calcext:value-type="date">
            <text:p>24.06.1995 12:34</text:p>
          </table:table-cell>
          <table:table-cell table:style-name="ce8" office:value-type="float" office:value="2000" calcext:value-type="float">
            <text:p>2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7]+0.05" office:value-type="float" office:value="5.5257015742642" calcext:value-type="float">
            <text:p>5,5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240000" calcext:value-type="float">
            <text:p>3240000</text:p>
          </table:table-cell>
          <table:table-cell office:value-type="float" office:value="0.102669404517454" calcext:value-type="float">
            <text:p>0,1</text:p>
          </table:table-cell>
        </table:table-row>
        <table:table-row table:style-name="ro2">
          <table:table-cell table:style-name="ce3" table:formula="of:=[.$A$2]+[.M21]/86400" office:value-type="date" office:date-value="1990-02-08T00:34:00" calcext:value-type="date">
            <text:p>08.02.1990 00:34</text:p>
          </table:table-cell>
          <table:table-cell table:style-name="ce8" office:value-type="float" office:value="900" calcext:value-type="float">
            <text:p>9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1]+0.05" office:value-type="float" office:value="0.152669404517454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98]/86400" office:value-type="date" office:date-value="1995-09-15T20:34:00" calcext:value-type="date">
            <text:p>15.09.1995 20:34</text:p>
          </table:table-cell>
          <table:table-cell table:style-name="ce8" office:value-type="float" office:value="3000000" calcext:value-type="float">
            <text:p>3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8]+0.05" office:value-type="float" office:value="5.75385580652521" calcext:value-type="float">
            <text:p>5,8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456000" calcext:value-type="float">
            <text:p>3456000</text:p>
          </table:table-cell>
          <table:table-cell office:value-type="float" office:value="0.109514031485284" calcext:value-type="float">
            <text:p>0,1</text:p>
          </table:table-cell>
        </table:table-row>
        <table:table-row table:style-name="ro2">
          <table:table-cell table:style-name="ce3" table:formula="of:=[.$A$2]+[.M22]/86400" office:value-type="date" office:date-value="1990-02-10T12:34:00" calcext:value-type="date">
            <text:p>10.02.1990 12:34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2]+0.05" office:value-type="float" office:value="0.159514031485284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99]/86400" office:value-type="date" office:date-value="1995-09-15T20:34:00" calcext:value-type="date">
            <text:p>15.09.1995 20:34</text:p>
          </table:table-cell>
          <table:table-cell table:style-name="ce8" office:value-type="float" office:value="50000" calcext:value-type="float">
            <text:p>5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99]+0.05" office:value-type="float" office:value="5.75385580652521" calcext:value-type="float">
            <text:p>5,8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0.114077116130504" calcext:value-type="float">
            <text:p>0,1</text:p>
          </table:table-cell>
        </table:table-row>
        <table:table-row table:style-name="ro2">
          <table:table-cell table:style-name="ce3" table:formula="of:=[.$A$2]+[.M23]/86400" office:value-type="date" office:date-value="1990-02-12T04:34:00" calcext:value-type="date">
            <text:p>12.02.1990 04:34</text:p>
          </table:table-cell>
          <table:table-cell table:style-name="ce8" office:value-type="float" office:value="60000" calcext:value-type="float">
            <text:p>6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3]+0.05" office:value-type="float" office:value="0.164077116130504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00]/86400" office:value-type="date" office:date-value="1995-10-02T12:34:00" calcext:value-type="date">
            <text:p>02.10.1995 12:34</text:p>
          </table:table-cell>
          <table:table-cell table:style-name="ce8" office:value-type="float" office:value="300" calcext:value-type="float">
            <text:p>3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0]+0.05" office:value-type="float" office:value="5.79948665297741" calcext:value-type="float">
            <text:p>5,8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0.114077116130504" calcext:value-type="float">
            <text:p>0,1</text:p>
          </table:table-cell>
        </table:table-row>
        <table:table-row table:style-name="ro2">
          <table:table-cell table:style-name="ce3" table:formula="of:=[.$A$2]+[.M24]/86400" office:value-type="date" office:date-value="1990-02-12T04:34:00" calcext:value-type="date">
            <text:p>12.02.1990 04:34</text:p>
          </table:table-cell>
          <table:table-cell table:style-name="ce7" office:value-type="float" office:value="1000" calcext:value-type="float">
            <text:p>1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4]+0.05" office:value-type="float" office:value="0.164077116130504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01]/86400" office:value-type="date" office:date-value="1996-05-04T08:07:20.000001" calcext:value-type="date">
            <text:p>04.05.1996 08:07</text:p>
          </table:table-cell>
          <table:table-cell table:style-name="ce8" office:value-type="float" office:value="200000000" calcext:value-type="float">
            <text:p>2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1]+0.05" office:value-type="float" office:value="6.38761756280579" calcext:value-type="float">
            <text:p>6,4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628800" calcext:value-type="float">
            <text:p>3628800</text:p>
          </table:table-cell>
          <table:table-cell office:value-type="float" office:value="0.114989733059548" calcext:value-type="float">
            <text:p>0,1</text:p>
          </table:table-cell>
        </table:table-row>
        <table:table-row table:style-name="ro2">
          <table:table-cell table:style-name="ce3" table:formula="of:=[.$A$2]+[.M25]/86400" office:value-type="date" office:date-value="1990-02-12T12:34:00" calcext:value-type="date">
            <text:p>12.02.1990 12:34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5]+0.05" office:value-type="float" office:value="0.164989733059548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02]/86400" office:value-type="date" office:date-value="1996-11-05T12:34:00" calcext:value-type="date">
            <text:p>05.11.1996 12:34</text:p>
          </table:table-cell>
          <table:table-cell table:style-name="ce8" office:value-type="float" office:value="60000" calcext:value-type="float">
            <text:p>6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2]+0.05" office:value-type="float" office:value="6.89462696783025" calcext:value-type="float">
            <text:p>6,9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126752351256116" calcext:value-type="float">
            <text:p>0,1</text:p>
          </table:table-cell>
        </table:table-row>
        <table:table-row table:style-name="ro2">
          <table:table-cell table:style-name="ce3" table:formula="of:=[.$A$2]+[.M26]/86400" office:value-type="date" office:date-value="1990-02-16T19:40:40" calcext:value-type="date">
            <text:p>16.02.1990 19:40</text:p>
          </table:table-cell>
          <table:table-cell table:style-name="ce8" office:value-type="float" office:value="4000000" calcext:value-type="float">
            <text:p>4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6]+0.05" office:value-type="float" office:value="0.176752351256116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03]/86400" office:value-type="date" office:date-value="1997-08-10T07:14:00" calcext:value-type="date">
            <text:p>10.08.1997 07:14</text:p>
          </table:table-cell>
          <table:table-cell table:style-name="ce8" office:value-type="float" office:value="4000000" calcext:value-type="float">
            <text:p>4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3]+0.05" office:value-type="float" office:value="7.65514107536695" calcext:value-type="float">
            <text:p>7,7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0.133089968818922" calcext:value-type="float">
            <text:p>0,1</text:p>
          </table:table-cell>
        </table:table-row>
        <table:table-row table:style-name="ro2">
          <table:table-cell table:style-name="ce3" table:formula="of:=[.$A$2]+[.M27]/86400" office:value-type="date" office:date-value="1990-02-19T03:14:00" calcext:value-type="date">
            <text:p>19.02.1990 03:14</text:p>
          </table:table-cell>
          <table:table-cell table:style-name="ce8" office:value-type="float" office:value="70000" calcext:value-type="float">
            <text:p>7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7]+0.05" office:value-type="float" office:value="0.183089968818922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04]/86400" office:value-type="date" office:date-value="1997-09-01T12:34:00" calcext:value-type="date">
            <text:p>01.09.1997 12:34</text:p>
          </table:table-cell>
          <table:table-cell table:style-name="ce8" office:value-type="float" office:value="400" calcext:value-type="float">
            <text:p>4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4]+0.05" office:value-type="float" office:value="7.71598220396988" calcext:value-type="float">
            <text:p>7,7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233600" calcext:value-type="float">
            <text:p>4233600</text:p>
          </table:table-cell>
          <table:table-cell office:value-type="float" office:value="0.134154688569473" calcext:value-type="float">
            <text:p>0,1</text:p>
          </table:table-cell>
        </table:table-row>
        <table:table-row table:style-name="ro2">
          <table:table-cell table:style-name="ce3" table:formula="of:=[.$A$2]+[.M28]/86400" office:value-type="date" office:date-value="1990-02-19T12:34:00" calcext:value-type="date">
            <text:p>19.02.1990 12:34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8]+0.05" office:value-type="float" office:value="0.184154688569473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05]/86400" office:value-type="date" office:date-value="1997-12-27T04:34:00" calcext:value-type="date">
            <text:p>27.12.1997 04:34</text:p>
          </table:table-cell>
          <table:table-cell table:style-name="ce8" office:value-type="float" office:value="70000" calcext:value-type="float">
            <text:p>7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5]+0.05" office:value-type="float" office:value="8.0353981291353" calcext:value-type="float">
            <text:p>8,0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0.136892539356605" calcext:value-type="float">
            <text:p>0,1</text:p>
          </table:table-cell>
        </table:table-row>
        <table:table-row table:style-name="ro2">
          <table:table-cell table:style-name="ce3" table:formula="of:=[.$A$2]+[.M29]/86400" office:value-type="date" office:date-value="1990-02-20T12:34:00" calcext:value-type="date">
            <text:p>20.02.1990 12:34</text:p>
          </table:table-cell>
          <table:table-cell table:style-name="ce8" office:value-type="float" office:value="50" calcext:value-type="float">
            <text:p>5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29]+0.05" office:value-type="float" office:value="0.186892539356605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06]/86400" office:value-type="date" office:date-value="1998-03-20T12:34:00" calcext:value-type="date">
            <text:p>20.03.1998 12:34</text:p>
          </table:table-cell>
          <table:table-cell table:style-name="ce8" office:value-type="float" office:value="3000" calcext:value-type="float">
            <text:p>3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6]+0.05" office:value-type="float" office:value="8.2635523613963" calcext:value-type="float">
            <text:p>8,3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0.152102821507339" calcext:value-type="float">
            <text:p>0,2</text:p>
          </table:table-cell>
        </table:table-row>
        <table:table-row table:style-name="ro2">
          <table:table-cell table:style-name="ce3" table:formula="of:=[.$A$2]+[.M30]/86400" office:value-type="date" office:date-value="1990-02-26T01:54:00" calcext:value-type="date">
            <text:p>26.02.1990 01:54</text:p>
          </table:table-cell>
          <table:table-cell table:style-name="ce8" office:value-type="float" office:value="80000" calcext:value-type="float">
            <text:p>8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0]+0.05" office:value-type="float" office:value="0.202102821507339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07]/86400" office:value-type="date" office:date-value="1999-02-16T20:34:00" calcext:value-type="date">
            <text:p>16.02.1999 20:34</text:p>
          </table:table-cell>
          <table:table-cell table:style-name="ce8" office:value-type="float" office:value="80000" calcext:value-type="float">
            <text:p>8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7]+0.05" office:value-type="float" office:value="9.17616929044034" calcext:value-type="float">
            <text:p>9,2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838400" calcext:value-type="float">
            <text:p>4838400</text:p>
          </table:table-cell>
          <table:table-cell office:value-type="float" office:value="0.153319644079398" calcext:value-type="float">
            <text:p>0,2</text:p>
          </table:table-cell>
        </table:table-row>
        <table:table-row table:style-name="ro2">
          <table:table-cell table:style-name="ce3" table:formula="of:=[.$A$2]+[.M31]/86400" office:value-type="date" office:date-value="1990-02-26T12:34:00" calcext:value-type="date">
            <text:p>26.02.1990 12:34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1]+0.05" office:value-type="float" office:value="0.203319644079398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08]/86400" office:value-type="date" office:date-value="1999-07-05T17:53:59.999999" calcext:value-type="date">
            <text:p>05.07.1999 17:54</text:p>
          </table:table-cell>
          <table:table-cell table:style-name="ce8" office:value-type="float" office:value="300000000" calcext:value-type="float">
            <text:p>3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8]+0.05" office:value-type="float" office:value="9.55642634420869" calcext:value-type="float">
            <text:p>9,6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158440439070145" calcext:value-type="float">
            <text:p>0,2</text:p>
          </table:table-cell>
        </table:table-row>
        <table:table-row table:style-name="ro2">
          <table:table-cell table:style-name="ce3" table:formula="of:=[.$A$2]+[.M32]/86400" office:value-type="date" office:date-value="1990-02-28T09:27:20.000001" calcext:value-type="date">
            <text:p>28.02.1990 09:27</text:p>
          </table:table-cell>
          <table:table-cell table:style-name="ce8" office:value-type="float" office:value="5000000" calcext:value-type="float">
            <text:p>5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2]+0.05" office:value-type="float" office:value="0.208440439070145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09]/86400" office:value-type="date" office:date-value="1999-07-05T17:53:59.999999" calcext:value-type="date">
            <text:p>05.07.1999 17:54</text:p>
          </table:table-cell>
          <table:table-cell table:style-name="ce8" office:value-type="float" office:value="5000000" calcext:value-type="float">
            <text:p>5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09]+0.05" office:value-type="float" office:value="9.55642634420869" calcext:value-type="float">
            <text:p>9,6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5184000" calcext:value-type="float">
            <text:p>5184000</text:p>
          </table:table-cell>
          <table:table-cell office:value-type="float" office:value="0.164271047227926" calcext:value-type="float">
            <text:p>0,2</text:p>
          </table:table-cell>
        </table:table-row>
        <table:table-row table:style-name="ro2">
          <table:table-cell table:style-name="ce3" table:formula="of:=[.$A$2]+[.M33]/86400" office:value-type="date" office:date-value="1990-03-02T12:34:00" calcext:value-type="date">
            <text:p>02.03.1990 12:34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3]+0.05" office:value-type="float" office:value="0.214271047227926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10]/86400" office:value-type="date" office:date-value="1999-08-02T12:34:00" calcext:value-type="date">
            <text:p>02.08.1999 12:34</text:p>
          </table:table-cell>
          <table:table-cell table:style-name="ce8" office:value-type="float" office:value="500" calcext:value-type="float">
            <text:p>5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0]+0.05" office:value-type="float" office:value="9.63247775496236" calcext:value-type="float">
            <text:p>9,6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0.171115674195756" calcext:value-type="float">
            <text:p>0,2</text:p>
          </table:table-cell>
        </table:table-row>
        <table:table-row table:style-name="ro2">
          <table:table-cell table:style-name="ce3" table:formula="of:=[.$A$2]+[.M34]/86400" office:value-type="date" office:date-value="1990-03-05T00:34:00" calcext:value-type="date">
            <text:p>05.03.1990 00:34</text:p>
          </table:table-cell>
          <table:table-cell table:style-name="ce8" office:value-type="float" office:value="90000" calcext:value-type="float">
            <text:p>9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4]+0.05" office:value-type="float" office:value="0.221115674195756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11]/86400" office:value-type="date" office:date-value="2000-04-08T12:34:00" calcext:value-type="date">
            <text:p>08.04.2000 12:34</text:p>
          </table:table-cell>
          <table:table-cell table:style-name="ce8" office:value-type="float" office:value="90000" calcext:value-type="float">
            <text:p>9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1]+0.05" office:value-type="float" office:value="10.3169404517454" calcext:value-type="float">
            <text:p>10,3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5443200" calcext:value-type="float">
            <text:p>5443200</text:p>
          </table:table-cell>
          <table:table-cell office:value-type="float" office:value="0.172484599589322" calcext:value-type="float">
            <text:p>0,2</text:p>
          </table:table-cell>
        </table:table-row>
        <table:table-row table:style-name="ro2">
          <table:table-cell table:style-name="ce3" table:formula="of:=[.$A$2]+[.M35]/86400" office:value-type="date" office:date-value="1990-03-05T12:34:00" calcext:value-type="date">
            <text:p>05.03.1990 12:34</text:p>
          </table:table-cell>
          <table:table-cell table:style-name="ce8" office:value-type="float" office:value="9" calcext:value-type="float">
            <text:p>9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5]+0.05" office:value-type="float" office:value="0.222484599589322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12]/86400" office:value-type="date" office:date-value="2000-12-14T12:34:00" calcext:value-type="date">
            <text:p>14.12.2000 12:34</text:p>
          </table:table-cell>
          <table:table-cell table:style-name="ce8" office:value-type="float" office:value="4000" calcext:value-type="float">
            <text:p>4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2]+0.05" office:value-type="float" office:value="11.0014031485284" calcext:value-type="float">
            <text:p>11,0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190128526884174" calcext:value-type="float">
            <text:p>0,2</text:p>
          </table:table-cell>
        </table:table-row>
        <table:table-row table:style-name="ro2">
          <table:table-cell table:style-name="ce3" table:formula="of:=[.$A$2]+[.M36]/86400" office:value-type="date" office:date-value="1990-03-11T23:14:00" calcext:value-type="date">
            <text:p>11.03.1990 23:14</text:p>
          </table:table-cell>
          <table:table-cell table:style-name="ce8" office:value-type="float" office:value="6000000" calcext:value-type="float">
            <text:p>6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6]+0.05" office:value-type="float" office:value="0.240128526884174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13]/86400" office:value-type="date" office:date-value="2001-05-30T04:34:00" calcext:value-type="date">
            <text:p>30.05.2001 04:34</text:p>
          </table:table-cell>
          <table:table-cell table:style-name="ce8" office:value-type="float" office:value="6000000" calcext:value-type="float">
            <text:p>6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3]+0.05" office:value-type="float" office:value="11.4577116130504" calcext:value-type="float">
            <text:p>11,5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190128526884174" calcext:value-type="float">
            <text:p>0,2</text:p>
          </table:table-cell>
        </table:table-row>
        <table:table-row table:style-name="ro2">
          <table:table-cell table:style-name="ce3" table:formula="of:=[.$A$2]+[.M37]/86400" office:value-type="date" office:date-value="1990-03-11T23:14:00" calcext:value-type="date">
            <text:p>11.03.1990 23:14</text:p>
          </table:table-cell>
          <table:table-cell table:style-name="ce7" office:value-type="float" office:value="100000" calcext:value-type="float">
            <text:p>1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7]+0.05" office:value-type="float" office:value="0.240128526884174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14]/86400" office:value-type="date" office:date-value="2001-05-30T04:34:00" calcext:value-type="date">
            <text:p>30.05.2001 04:34</text:p>
          </table:table-cell>
          <table:table-cell table:style-name="ce7" office:value-type="float" office:value="100000" calcext:value-type="float">
            <text:p>10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4]+0.05" office:value-type="float" office:value="11.4577116130504" calcext:value-type="float">
            <text:p>11,5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6048000" calcext:value-type="float">
            <text:p>6048000</text:p>
          </table:table-cell>
          <table:table-cell office:value-type="float" office:value="0.191649555099247" calcext:value-type="float">
            <text:p>0,2</text:p>
          </table:table-cell>
        </table:table-row>
        <table:table-row table:style-name="ro2">
          <table:table-cell table:style-name="ce3" table:formula="of:=[.$A$2]+[.M38]/86400" office:value-type="date" office:date-value="1990-03-12T12:34:00" calcext:value-type="date">
            <text:p>12.03.1990 12:34</text:p>
          </table:table-cell>
          <table:table-cell table:style-name="ce8" office:value-type="float" office:value="70" calcext:value-type="float">
            <text:p>7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8]+0.05" office:value-type="float" office:value="0.241649555099247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15]/86400" office:value-type="date" office:date-value="2001-07-02T12:34:00" calcext:value-type="date">
            <text:p>02.07.2001 12:34</text:p>
          </table:table-cell>
          <table:table-cell table:style-name="ce8" office:value-type="float" office:value="600" calcext:value-type="float">
            <text:p>6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5]+0.05" office:value-type="float" office:value="11.5489733059548" calcext:value-type="float">
            <text:p>11,5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6048000" calcext:value-type="float">
            <text:p>6048000</text:p>
          </table:table-cell>
          <table:table-cell office:value-type="float" office:value="0.191649555099247" calcext:value-type="float">
            <text:p>0,2</text:p>
          </table:table-cell>
        </table:table-row>
        <table:table-row table:style-name="ro2">
          <table:table-cell table:style-name="ce3" table:formula="of:=[.$A$2]+[.M39]/86400" office:value-type="date" office:date-value="1990-03-12T12:34:00" calcext:value-type="date">
            <text:p>12.03.1990 12:34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39]+0.05" office:value-type="float" office:value="0.241649555099247" calcext:value-type="float">
            <text:p>0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16]/86400" office:value-type="date" office:date-value="2002-09-05T03:40:40" calcext:value-type="date">
            <text:p>05.09.2002 03:40</text:p>
          </table:table-cell>
          <table:table-cell table:style-name="ce8" office:value-type="float" office:value="400000000" calcext:value-type="float">
            <text:p>4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6]+0.05" office:value-type="float" office:value="12.7252351256116" calcext:value-type="float">
            <text:p>12,7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6912000" calcext:value-type="float">
            <text:p>6912000</text:p>
          </table:table-cell>
          <table:table-cell office:value-type="float" office:value="0.219028062970568" calcext:value-type="float">
            <text:p>0,2</text:p>
          </table:table-cell>
        </table:table-row>
        <table:table-row table:style-name="ro2">
          <table:table-cell table:style-name="ce3" table:formula="of:=[.$A$2]+[.M40]/86400" office:value-type="date" office:date-value="1990-03-22T12:34:00" calcext:value-type="date">
            <text:p>22.03.1990 12:34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0]+0.05" office:value-type="float" office:value="0.269028062970568" calcext:value-type="float">
            <text:p>0,3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17]/86400" office:value-type="date" office:date-value="2003-04-24T15:14:00" calcext:value-type="date">
            <text:p>24.04.2003 15:14</text:p>
          </table:table-cell>
          <table:table-cell table:style-name="ce8" office:value-type="float" office:value="7000000" calcext:value-type="float">
            <text:p>7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7]+0.05" office:value-type="float" office:value="13.3589968818922" calcext:value-type="float">
            <text:p>13,4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221816614698203" calcext:value-type="float">
            <text:p>0,2</text:p>
          </table:table-cell>
        </table:table-row>
        <table:table-row table:style-name="ro2">
          <table:table-cell table:style-name="ce3" table:formula="of:=[.$A$2]+[.M41]/86400" office:value-type="date" office:date-value="1990-03-23T13:00:40" calcext:value-type="date">
            <text:p>23.03.1990 13:00</text:p>
          </table:table-cell>
          <table:table-cell table:style-name="ce8" office:value-type="float" office:value="7000000" calcext:value-type="float">
            <text:p>7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1]+0.05" office:value-type="float" office:value="0.271816614698203" calcext:value-type="float">
            <text:p>0,3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18]/86400" office:value-type="date" office:date-value="2003-06-02T12:34:00" calcext:value-type="date">
            <text:p>02.06.2003 12:34</text:p>
          </table:table-cell>
          <table:table-cell table:style-name="ce8" office:value-type="float" office:value="700" calcext:value-type="float">
            <text:p>7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8]+0.05" office:value-type="float" office:value="13.4654688569473" calcext:value-type="float">
            <text:p>13,5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0.228154232261008" calcext:value-type="float">
            <text:p>0,2</text:p>
          </table:table-cell>
        </table:table-row>
        <table:table-row table:style-name="ro2">
          <table:table-cell table:style-name="ce3" table:formula="of:=[.$A$2]+[.M42]/86400" office:value-type="date" office:date-value="1990-03-25T20:34:00" calcext:value-type="date">
            <text:p>25.03.1990 20:34</text:p>
          </table:table-cell>
          <table:table-cell table:style-name="ce8" office:value-type="float" office:value="2000" calcext:value-type="float">
            <text:p>2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2]+0.05" office:value-type="float" office:value="0.278154232261008" calcext:value-type="float">
            <text:p>0,3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19]/86400" office:value-type="date" office:date-value="2003-09-10T12:34:00" calcext:value-type="date">
            <text:p>10.09.2003 12:34</text:p>
          </table:table-cell>
          <table:table-cell table:style-name="ce8" office:value-type="float" office:value="5000" calcext:value-type="float">
            <text:p>5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19]+0.05" office:value-type="float" office:value="13.7392539356605" calcext:value-type="float">
            <text:p>13,7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7776000" calcext:value-type="float">
            <text:p>7776000</text:p>
          </table:table-cell>
          <table:table-cell office:value-type="float" office:value="0.246406570841889" calcext:value-type="float">
            <text:p>0,2</text:p>
          </table:table-cell>
        </table:table-row>
        <table:table-row table:style-name="ro2">
          <table:table-cell table:style-name="ce3" table:formula="of:=[.$A$2]+[.M43]/86400" office:value-type="date" office:date-value="1990-04-01T12:34:00" calcext:value-type="date">
            <text:p>01.04.1990 12:34</text:p>
          </table:table-cell>
          <table:table-cell table:style-name="ce8" office:value-type="float" office:value="90" calcext:value-type="float">
            <text:p>9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3]+0.05" office:value-type="float" office:value="0.296406570841889" calcext:value-type="float">
            <text:p>0,3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20]/86400" office:value-type="date" office:date-value="2005-03-19T01:54:00" calcext:value-type="date">
            <text:p>19.03.2005 01:54</text:p>
          </table:table-cell>
          <table:table-cell table:style-name="ce8" office:value-type="float" office:value="8000000" calcext:value-type="float">
            <text:p>8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0]+0.05" office:value-type="float" office:value="15.2602821507339" calcext:value-type="float">
            <text:p>15,3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253504702512232" calcext:value-type="float">
            <text:p>0,3</text:p>
          </table:table-cell>
        </table:table-row>
        <table:table-row table:style-name="ro2">
          <table:table-cell table:style-name="ce3" table:formula="of:=[.$A$2]+[.M44]/86400" office:value-type="date" office:date-value="1990-04-04T02:47:20" calcext:value-type="date">
            <text:p>04.04.1990 02:47</text:p>
          </table:table-cell>
          <table:table-cell table:style-name="ce8" office:value-type="float" office:value="8000000" calcext:value-type="float">
            <text:p>8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4]+0.05" office:value-type="float" office:value="0.303504702512232" calcext:value-type="float">
            <text:p>0,3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21]/86400" office:value-type="date" office:date-value="2005-05-02T12:34:00" calcext:value-type="date">
            <text:p>02.05.2005 12:34</text:p>
          </table:table-cell>
          <table:table-cell table:style-name="ce8" office:value-type="float" office:value="800" calcext:value-type="float">
            <text:p>8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1]+0.05" office:value-type="float" office:value="15.3819644079398" calcext:value-type="float">
            <text:p>15,4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8640000" calcext:value-type="float">
            <text:p>8640000</text:p>
          </table:table-cell>
          <table:table-cell office:value-type="float" office:value="0.27378507871321" calcext:value-type="float">
            <text:p>0,3</text:p>
          </table:table-cell>
        </table:table-row>
        <table:table-row table:style-name="ro2">
          <table:table-cell table:style-name="ce3" table:formula="of:=[.$A$2]+[.M45]/86400" office:value-type="date" office:date-value="1990-04-11T12:34:00" calcext:value-type="date">
            <text:p>11.04.1990 12:34</text:p>
          </table:table-cell>
          <table:table-cell table:style-name="ce7" office:value-type="float" office:value="100" calcext:value-type="float">
            <text:p>1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5]+0.05" office:value-type="float" office:value="0.32378507871321" calcext:value-type="float">
            <text:p>0,3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22]/86400" office:value-type="date" office:date-value="2005-11-05T13:27:20" calcext:value-type="date">
            <text:p>05.11.2005 13:27</text:p>
          </table:table-cell>
          <table:table-cell table:style-name="ce8" office:value-type="float" office:value="500000000" calcext:value-type="float">
            <text:p>5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2]+0.05" office:value-type="float" office:value="15.8940439070145" calcext:value-type="float">
            <text:p>15,9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285192790326261" calcext:value-type="float">
            <text:p>0,3</text:p>
          </table:table-cell>
        </table:table-row>
        <table:table-row table:style-name="ro2">
          <table:table-cell table:style-name="ce3" table:formula="of:=[.$A$2]+[.M46]/86400" office:value-type="date" office:date-value="1990-04-15T16:34:00" calcext:value-type="date">
            <text:p>15.04.1990 16:34</text:p>
          </table:table-cell>
          <table:table-cell table:style-name="ce8" office:value-type="float" office:value="9000000" calcext:value-type="float">
            <text:p>9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6]+0.05" office:value-type="float" office:value="0.33519279032626" calcext:value-type="float">
            <text:p>0,3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23]/86400" office:value-type="date" office:date-value="2006-06-06T12:34:00" calcext:value-type="date">
            <text:p>06.06.2006 12:34</text:p>
          </table:table-cell>
          <table:table-cell table:style-name="ce8" office:value-type="float" office:value="6000" calcext:value-type="float">
            <text:p>6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3]+0.05" office:value-type="float" office:value="16.4771047227926" calcext:value-type="float">
            <text:p>16,5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1688087814029" calcext:value-type="float">
            <text:p>0,3</text:p>
          </table:table-cell>
        </table:table-row>
        <table:table-row table:style-name="ro2">
          <table:table-cell table:style-name="ce3" table:formula="of:=[.$A$2]+[.M47]/86400" office:value-type="date" office:date-value="1990-04-27T06:20:39.999999" calcext:value-type="date">
            <text:p>27.04.1990 06:20</text:p>
          </table:table-cell>
          <table:table-cell table:style-name="ce7" office:value-type="float" office:value="10000000" calcext:value-type="float">
            <text:p>1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7]+0.05" office:value-type="float" office:value="0.36688087814029" calcext:value-type="float">
            <text:p>0,4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24]/86400" office:value-type="date" office:date-value="2007-02-11T12:34:00" calcext:value-type="date">
            <text:p>11.02.2007 12:34</text:p>
          </table:table-cell>
          <table:table-cell table:style-name="ce8" office:value-type="float" office:value="9000000" calcext:value-type="float">
            <text:p>9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4]+0.05" office:value-type="float" office:value="17.1615674195756" calcext:value-type="float">
            <text:p>17,2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0800000" calcext:value-type="float">
            <text:p>10800000</text:p>
          </table:table-cell>
          <table:table-cell office:value-type="float" office:value="0.342231348391513" calcext:value-type="float">
            <text:p>0,3</text:p>
          </table:table-cell>
        </table:table-row>
        <table:table-row table:style-name="ro2">
          <table:table-cell table:style-name="ce3" table:formula="of:=[.$A$2]+[.M48]/86400" office:value-type="date" office:date-value="1990-05-06T12:34:00" calcext:value-type="date">
            <text:p>06.05.1990 12:34</text:p>
          </table:table-cell>
          <table:table-cell table:style-name="ce8" office:value-type="float" office:value="3000" calcext:value-type="float">
            <text:p>3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8]+0.05" office:value-type="float" office:value="0.392231348391513" calcext:value-type="float">
            <text:p>0,4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25]/86400" office:value-type="date" office:date-value="2007-04-02T12:34:00" calcext:value-type="date">
            <text:p>02.04.2007 12:34</text:p>
          </table:table-cell>
          <table:table-cell table:style-name="ce8" office:value-type="float" office:value="900" calcext:value-type="float">
            <text:p>9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5]+0.05" office:value-type="float" office:value="17.2984599589322" calcext:value-type="float">
            <text:p>17,3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.380257053768347" calcext:value-type="float">
            <text:p>0,4</text:p>
          </table:table-cell>
        </table:table-row>
        <table:table-row table:style-name="ro2">
          <table:table-cell table:style-name="ce3" table:formula="of:=[.$A$2]+[.M49]/86400" office:value-type="date" office:date-value="1990-05-20T09:54:00" calcext:value-type="date">
            <text:p>20.05.1990 09:54</text:p>
          </table:table-cell>
          <table:table-cell table:style-name="ce8" office:value-type="float" office:value="200000" calcext:value-type="float">
            <text:p>2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49]+0.05" office:value-type="float" office:value="0.430257053768347" calcext:value-type="float">
            <text:p>0,4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26]/86400" office:value-type="date" office:date-value="2009-01-05T23:14:00" calcext:value-type="date">
            <text:p>05.01.2009 23:14</text:p>
          </table:table-cell>
          <table:table-cell table:style-name="ce8" office:value-type="float" office:value="600000000" calcext:value-type="float">
            <text:p>6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6]+0.05" office:value-type="float" office:value="19.0628526884174" calcext:value-type="float">
            <text:p>19,1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2096000" calcext:value-type="float">
            <text:p>12096000</text:p>
          </table:table-cell>
          <table:table-cell office:value-type="float" office:value="0.383299110198494" calcext:value-type="float">
            <text:p>0,4</text:p>
          </table:table-cell>
        </table:table-row>
        <table:table-row table:style-name="ro2">
          <table:table-cell table:style-name="ce3" table:formula="of:=[.$A$2]+[.M50]/86400" office:value-type="date" office:date-value="1990-05-21T12:34:00" calcext:value-type="date">
            <text:p>21.05.1990 12:34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0]+0.05" office:value-type="float" office:value="0.433299110198494" calcext:value-type="float">
            <text:p>0,4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27]/86400" office:value-type="date" office:date-value="2009-01-05T23:14:00" calcext:value-type="date">
            <text:p>05.01.2009 23:14</text:p>
          </table:table-cell>
          <table:table-cell table:style-name="ce7" office:value-type="float" office:value="10000000" calcext:value-type="float">
            <text:p>10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7]+0.05" office:value-type="float" office:value="19.0628526884174" calcext:value-type="float">
            <text:p>19,1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4400000" calcext:value-type="float">
            <text:p>14400000</text:p>
          </table:table-cell>
          <table:table-cell office:value-type="float" office:value="0.456308464522017" calcext:value-type="float">
            <text:p>0,5</text:p>
          </table:table-cell>
        </table:table-row>
        <table:table-row table:style-name="ro2">
          <table:table-cell table:style-name="ce3" table:formula="of:=[.$A$2]+[.M51]/86400" office:value-type="date" office:date-value="1990-06-17T04:34:00" calcext:value-type="date">
            <text:p>17.06.1990 04:34</text:p>
          </table:table-cell>
          <table:table-cell table:style-name="ce8" office:value-type="float" office:value="4000" calcext:value-type="float">
            <text:p>4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1]+0.05" office:value-type="float" office:value="0.506308464522017" calcext:value-type="float">
            <text:p>0,5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28]/86400" office:value-type="date" office:date-value="2009-03-02T12:34:00" calcext:value-type="date">
            <text:p>02.03.2009 12:34</text:p>
          </table:table-cell>
          <table:table-cell table:style-name="ce8" office:value-type="float" office:value="7000" calcext:value-type="float">
            <text:p>7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8]+0.05" office:value-type="float" office:value="19.2149555099247" calcext:value-type="float">
            <text:p>19,2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7280000" calcext:value-type="float">
            <text:p>17280000</text:p>
          </table:table-cell>
          <table:table-cell office:value-type="float" office:value="0.54757015742642" calcext:value-type="float">
            <text:p>0,5</text:p>
          </table:table-cell>
        </table:table-row>
        <table:table-row table:style-name="ro2">
          <table:table-cell table:style-name="ce3" table:formula="of:=[.$A$2]+[.M52]/86400" office:value-type="date" office:date-value="1990-07-20T12:34:00" calcext:value-type="date">
            <text:p>20.07.1990 12:34</text:p>
          </table:table-cell>
          <table:table-cell table:style-name="ce8" office:value-type="float" office:value="200" calcext:value-type="float">
            <text:p>2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2]+0.05" office:value-type="float" office:value="0.59757015742642" calcext:value-type="float">
            <text:p>0,6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29]/86400" office:value-type="date" office:date-value="2009-03-02T12:34:00" calcext:value-type="date">
            <text:p>02.03.2009 12:34</text:p>
          </table:table-cell>
          <table:table-cell table:style-name="ce7" office:value-type="float" office:value="1000" calcext:value-type="float">
            <text:p>1.0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29]+0.05" office:value-type="float" office:value="19.2149555099247" calcext:value-type="float">
            <text:p>19,2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0.570385580652521" calcext:value-type="float">
            <text:p>0,6</text:p>
          </table:table-cell>
        </table:table-row>
        <table:table-row table:style-name="ro2">
          <table:table-cell table:style-name="ce3" table:formula="of:=[.$A$2]+[.M53]/86400" office:value-type="date" office:date-value="1990-07-28T20:34:00" calcext:value-type="date">
            <text:p>28.07.1990 20:34</text:p>
          </table:table-cell>
          <table:table-cell table:style-name="ce8" office:value-type="float" office:value="300000" calcext:value-type="float">
            <text:p>3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3]+0.05" office:value-type="float" office:value="0.620385580652521" calcext:value-type="float">
            <text:p>0,6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30]/86400" office:value-type="date" office:date-value="2011-11-27T12:34:00" calcext:value-type="date">
            <text:p>27.11.2011 12:34</text:p>
          </table:table-cell>
          <table:table-cell table:style-name="ce8" office:value-type="float" office:value="8000" calcext:value-type="float">
            <text:p>8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0]+0.05" office:value-type="float" office:value="21.9528062970568" calcext:value-type="float">
            <text:p>22,0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0.570385580652521" calcext:value-type="float">
            <text:p>0,6</text:p>
          </table:table-cell>
        </table:table-row>
        <table:table-row table:style-name="ro2">
          <table:table-cell table:style-name="ce3" table:formula="of:=[.$A$2]+[.M54]/86400" office:value-type="date" office:date-value="1990-07-28T20:34:00" calcext:value-type="date">
            <text:p>28.07.1990 20:34</text:p>
          </table:table-cell>
          <table:table-cell table:style-name="ce8" office:value-type="float" office:value="5000" calcext:value-type="float">
            <text:p>5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4]+0.05" office:value-type="float" office:value="0.620385580652521" calcext:value-type="float">
            <text:p>0,6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31]/86400" office:value-type="date" office:date-value="2012-03-08T09:00:40" calcext:value-type="date">
            <text:p>08.03.2012 09:00</text:p>
          </table:table-cell>
          <table:table-cell table:style-name="ce8" office:value-type="float" office:value="700000000" calcext:value-type="float">
            <text:p>7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1]+0.05" office:value-type="float" office:value="22.2316614698203" calcext:value-type="float">
            <text:p>22,2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18144000" calcext:value-type="float">
            <text:p>18144000</text:p>
          </table:table-cell>
          <table:table-cell office:value-type="float" office:value="0.574948665297741" calcext:value-type="float">
            <text:p>0,6</text:p>
          </table:table-cell>
        </table:table-row>
        <table:table-row table:style-name="ro2">
          <table:table-cell table:style-name="ce3" table:formula="of:=[.$A$2]+[.M55]/86400" office:value-type="date" office:date-value="1990-07-30T12:34:00" calcext:value-type="date">
            <text:p>30.07.1990 12:34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5]+0.05" office:value-type="float" office:value="0.624948665297741" calcext:value-type="float">
            <text:p>0,6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32]/86400" office:value-type="date" office:date-value="2012-10-25T20:34:00" calcext:value-type="date">
            <text:p>25.10.2012 20:34</text:p>
          </table:table-cell>
          <table:table-cell table:style-name="ce8" office:value-type="float" office:value="200000" calcext:value-type="float">
            <text:p>20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2]+0.05" office:value-type="float" office:value="22.8654232261008" calcext:value-type="float">
            <text:p>22,9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0.633761756280579" calcext:value-type="float">
            <text:p>0,6</text:p>
          </table:table-cell>
        </table:table-row>
        <table:table-row table:style-name="ro2">
          <table:table-cell table:style-name="ce3" table:formula="of:=[.$A$2]+[.M56]/86400" office:value-type="date" office:date-value="1990-08-21T00:07:20" calcext:value-type="date">
            <text:p>21.08.1990 00:07</text:p>
          </table:table-cell>
          <table:table-cell table:style-name="ce8" office:value-type="float" office:value="20000000" calcext:value-type="float">
            <text:p>2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6]+0.05" office:value-type="float" office:value="0.683761756280579" calcext:value-type="float">
            <text:p>0,7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33]/86400" office:value-type="date" office:date-value="2014-08-23T12:34:00" calcext:value-type="date">
            <text:p>23.08.2014 12:34</text:p>
          </table:table-cell>
          <table:table-cell table:style-name="ce8" office:value-type="float" office:value="9000" calcext:value-type="float">
            <text:p>9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3]+0.05" office:value-type="float" office:value="24.6906570841889" calcext:value-type="float">
            <text:p>24,7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0.684462696783025" calcext:value-type="float">
            <text:p>0,7</text:p>
          </table:table-cell>
        </table:table-row>
        <table:table-row table:style-name="ro2">
          <table:table-cell table:style-name="ce3" table:formula="of:=[.$A$2]+[.M57]/86400" office:value-type="date" office:date-value="1990-09-08T12:34:00" calcext:value-type="date">
            <text:p>08.09.1990 12:34</text:p>
          </table:table-cell>
          <table:table-cell table:style-name="ce8" office:value-type="float" office:value="6000" calcext:value-type="float">
            <text:p>6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7]+0.05" office:value-type="float" office:value="0.734462696783025" calcext:value-type="float">
            <text:p>0,7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34]/86400" office:value-type="date" office:date-value="2015-05-09T18:47:20" calcext:value-type="date">
            <text:p>09.05.2015 18:47</text:p>
          </table:table-cell>
          <table:table-cell table:style-name="ce8" office:value-type="float" office:value="800000000" calcext:value-type="float">
            <text:p>8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4]+0.05" office:value-type="float" office:value="25.4004702512232" calcext:value-type="float">
            <text:p>25,4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0.760514107536695" calcext:value-type="float">
            <text:p>0,8</text:p>
          </table:table-cell>
        </table:table-row>
        <table:table-row table:style-name="ro2">
          <table:table-cell table:style-name="ce3" table:formula="of:=[.$A$2]+[.M58]/86400" office:value-type="date" office:date-value="1990-10-06T07:14:00" calcext:value-type="date">
            <text:p>06.10.1990 07:14</text:p>
          </table:table-cell>
          <table:table-cell table:style-name="ce8" office:value-type="float" office:value="400000" calcext:value-type="float">
            <text:p>4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8]+0.05" office:value-type="float" office:value="0.810514107536695" calcext:value-type="float">
            <text:p>0,8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35]/86400" office:value-type="date" office:date-value="2017-05-19T12:34:00" calcext:value-type="date">
            <text:p>19.05.2017 12:34</text:p>
          </table:table-cell>
          <table:table-cell table:style-name="ce7" office:value-type="float" office:value="10000" calcext:value-type="float">
            <text:p>10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5]+0.05" office:value-type="float" office:value="27.428507871321" calcext:value-type="float">
            <text:p>27,4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4192000" calcext:value-type="float">
            <text:p>24192000</text:p>
          </table:table-cell>
          <table:table-cell office:value-type="float" office:value="0.766598220396988" calcext:value-type="float">
            <text:p>0,8</text:p>
          </table:table-cell>
        </table:table-row>
        <table:table-row table:style-name="ro2">
          <table:table-cell table:style-name="ce3" table:formula="of:=[.$A$2]+[.M59]/86400" office:value-type="date" office:date-value="1990-10-08T12:34:00" calcext:value-type="date">
            <text:p>08.10.1990 12:34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59]+0.05" office:value-type="float" office:value="0.816598220396988" calcext:value-type="float">
            <text:p>0,8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36]/86400" office:value-type="date" office:date-value="2018-07-10T04:34:00" calcext:value-type="date">
            <text:p>10.07.2018 04:34</text:p>
          </table:table-cell>
          <table:table-cell table:style-name="ce8" office:value-type="float" office:value="900000000" calcext:value-type="float">
            <text:p>9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6]+0.05" office:value-type="float" office:value="28.5692790326261" calcext:value-type="float">
            <text:p>28,6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0.79853981291353" calcext:value-type="float">
            <text:p>0,8</text:p>
          </table:table-cell>
        </table:table-row>
        <table:table-row table:style-name="ro2">
          <table:table-cell table:style-name="ce3" table:formula="of:=[.$A$2]+[.M60]/86400" office:value-type="date" office:date-value="1990-10-20T04:34:00" calcext:value-type="date">
            <text:p>20.10.1990 04:34</text:p>
          </table:table-cell>
          <table:table-cell table:style-name="ce8" office:value-type="float" office:value="7000" calcext:value-type="float">
            <text:p>7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0]+0.05" office:value-type="float" office:value="0.84853981291353" calcext:value-type="float">
            <text:p>0,8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37]/86400" office:value-type="date" office:date-value="2021-09-09T14:20:40" calcext:value-type="date">
            <text:p>09.09.2021 14:20</text:p>
          </table:table-cell>
          <table:table-cell table:style-name="ce7" office:value-type="float" office:value="1000000000" calcext:value-type="float">
            <text:p>1.0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7]+0.05" office:value-type="float" office:value="31.7380878140289" calcext:value-type="float">
            <text:p>31,7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5920000" calcext:value-type="float">
            <text:p>25920000</text:p>
          </table:table-cell>
          <table:table-cell office:value-type="float" office:value="0.82135523613963" calcext:value-type="float">
            <text:p>0,8</text:p>
          </table:table-cell>
        </table:table-row>
        <table:table-row table:style-name="ro2">
          <table:table-cell table:style-name="ce3" table:formula="of:=[.$A$2]+[.M61]/86400" office:value-type="date" office:date-value="1990-10-28T12:34:00" calcext:value-type="date">
            <text:p>28.10.1990 12:34</text:p>
          </table:table-cell>
          <table:table-cell table:style-name="ce8" office:value-type="float" office:value="300" calcext:value-type="float">
            <text:p>3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1]+0.05" office:value-type="float" office:value="0.87135523613963" calcext:value-type="float">
            <text:p>0,9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38]/86400" office:value-type="date" office:date-value="2024-03-23T12:34:00" calcext:value-type="date">
            <text:p>23.03.2024 12:34</text:p>
          </table:table-cell>
          <table:table-cell table:style-name="ce8" office:value-type="float" office:value="300000" calcext:value-type="float">
            <text:p>30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8]+0.05" office:value-type="float" office:value="34.2731348391513" calcext:value-type="float">
            <text:p>34,3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28800000" calcext:value-type="float">
            <text:p>28800000</text:p>
          </table:table-cell>
          <table:table-cell office:value-type="float" office:value="0.912616929044034" calcext:value-type="float">
            <text:p>0,9</text:p>
          </table:table-cell>
        </table:table-row>
        <table:table-row table:style-name="ro2">
          <table:table-cell table:style-name="ce3" table:formula="of:=[.$A$2]+[.M62]/86400" office:value-type="date" office:date-value="1990-11-30T20:34:00" calcext:value-type="date">
            <text:p>30.11.1990 20:34</text:p>
          </table:table-cell>
          <table:table-cell table:style-name="ce8" office:value-type="float" office:value="8000" calcext:value-type="float">
            <text:p>8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2]+0.05" office:value-type="float" office:value="0.962616929044034" calcext:value-type="float">
            <text:p>1,0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39]/86400" office:value-type="date" office:date-value="2028-01-11T09:54:00" calcext:value-type="date">
            <text:p>11.01.2028 09:54</text:p>
          </table:table-cell>
          <table:table-cell table:style-name="ce8" office:value-type="float" office:value="20000000" calcext:value-type="float">
            <text:p>20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39]+0.05" office:value-type="float" office:value="38.0757053768347" calcext:value-type="float">
            <text:p>38,1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950642634420868" calcext:value-type="float">
            <text:p>1,0</text:p>
          </table:table-cell>
        </table:table-row>
        <table:table-row table:style-name="ro2">
          <table:table-cell table:style-name="ce3" table:formula="of:=[.$A$2]+[.M63]/86400" office:value-type="date" office:date-value="1990-12-14T17:53:59.999999" calcext:value-type="date">
            <text:p>14.12.1990 17:54</text:p>
          </table:table-cell>
          <table:table-cell table:style-name="ce8" office:value-type="float" office:value="30000000" calcext:value-type="float">
            <text:p>3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3]+0.05" office:value-type="float" office:value="1.00064263442087" calcext:value-type="float">
            <text:p>1,0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40]/86400" office:value-type="date" office:date-value="2028-05-01T12:34:00" calcext:value-type="date">
            <text:p>01.05.2028 12:34</text:p>
          </table:table-cell>
          <table:table-cell table:style-name="ce8" office:value-type="float" office:value="2000" calcext:value-type="float">
            <text:p>2.0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0]+0.05" office:value-type="float" office:value="38.3799110198494" calcext:value-type="float">
            <text:p>38,4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0.950642634420868" calcext:value-type="float">
            <text:p>1,0</text:p>
          </table:table-cell>
        </table:table-row>
        <table:table-row table:style-name="ro2">
          <table:table-cell table:style-name="ce3" table:formula="of:=[.$A$2]+[.M64]/86400" office:value-type="date" office:date-value="1990-12-14T17:53:59.999999" calcext:value-type="date">
            <text:p>14.12.1990 17:54</text:p>
          </table:table-cell>
          <table:table-cell table:style-name="ce8" office:value-type="float" office:value="500000" calcext:value-type="float">
            <text:p>5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4]+0.05" office:value-type="float" office:value="1.00064263442087" calcext:value-type="float">
            <text:p>1,0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41]/86400" office:value-type="date" office:date-value="2035-08-20T04:34:00" calcext:value-type="date">
            <text:p>20.08.2035 04:34</text:p>
          </table:table-cell>
          <table:table-cell table:style-name="ce8" office:value-type="float" office:value="400000" calcext:value-type="float">
            <text:p>40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1]+0.05" office:value-type="float" office:value="45.6808464522017" calcext:value-type="float">
            <text:p>45,7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0240000" calcext:value-type="float">
            <text:p>30240000</text:p>
          </table:table-cell>
          <table:table-cell office:value-type="float" office:value="0.958247775496235" calcext:value-type="float">
            <text:p>1,0</text:p>
          </table:table-cell>
        </table:table-row>
        <table:table-row table:style-name="ro2">
          <table:table-cell table:style-name="ce3" table:formula="of:=[.$A$2]+[.M65]/86400" office:value-type="date" office:date-value="1990-12-17T12:34:00" calcext:value-type="date">
            <text:p>17.12.1990 12:34</text:p>
          </table:table-cell>
          <table:table-cell table:style-name="ce8" office:value-type="float" office:value="50" calcext:value-type="float">
            <text:p>5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5]+0.05" office:value-type="float" office:value="1.00824777549624" calcext:value-type="float">
            <text:p>1,0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42]/86400" office:value-type="date" office:date-value="2044-10-04T12:34:00" calcext:value-type="date">
            <text:p>04.10.2044 12:34</text:p>
          </table:table-cell>
          <table:table-cell table:style-name="ce8" office:value-type="float" office:value="20000" calcext:value-type="float">
            <text:p>20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2]+0.05" office:value-type="float" office:value="54.807015742642" calcext:value-type="float">
            <text:p>54,8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2400000" calcext:value-type="float">
            <text:p>32400000</text:p>
          </table:table-cell>
          <table:table-cell office:value-type="float" office:value="1.02669404517454" calcext:value-type="float">
            <text:p>1,0</text:p>
          </table:table-cell>
        </table:table-row>
        <table:table-row table:style-name="ro2">
          <table:table-cell table:style-name="ce3" table:formula="of:=[.$A$2]+[.M66]/86400" office:value-type="date" office:date-value="1991-01-11T12:34:00" calcext:value-type="date">
            <text:p>11.01.1991 12:34</text:p>
          </table:table-cell>
          <table:table-cell table:style-name="ce8" office:value-type="float" office:value="9000" calcext:value-type="float">
            <text:p>9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6]+0.05" office:value-type="float" office:value="1.07669404517454" calcext:value-type="float">
            <text:p>1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43]/86400" office:value-type="date" office:date-value="2047-01-15T20:34:00" calcext:value-type="date">
            <text:p>15.01.2047 20:34</text:p>
          </table:table-cell>
          <table:table-cell table:style-name="ce8" office:value-type="float" office:value="30000000" calcext:value-type="float">
            <text:p>30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3]+0.05" office:value-type="float" office:value="57.0885580652521" calcext:value-type="float">
            <text:p>57,1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4560000" calcext:value-type="float">
            <text:p>34560000</text:p>
          </table:table-cell>
          <table:table-cell office:value-type="float" office:value="1.09514031485284" calcext:value-type="float">
            <text:p>1,1</text:p>
          </table:table-cell>
        </table:table-row>
        <table:table-row table:style-name="ro2">
          <table:table-cell table:style-name="ce3" table:formula="of:=[.$A$2]+[.M67]/86400" office:value-type="date" office:date-value="1991-02-05T12:34:00" calcext:value-type="date">
            <text:p>05.02.1991 12:34</text:p>
          </table:table-cell>
          <table:table-cell table:style-name="ce8" office:value-type="float" office:value="400" calcext:value-type="float">
            <text:p>4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7]+0.05" office:value-type="float" office:value="1.14514031485284" calcext:value-type="float">
            <text:p>1,1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44]/86400" office:value-type="date" office:date-value="2047-01-15T20:34:00" calcext:value-type="date">
            <text:p>15.01.2047 20:34</text:p>
          </table:table-cell>
          <table:table-cell table:style-name="ce8" office:value-type="float" office:value="500000" calcext:value-type="float">
            <text:p>50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4]+0.05" office:value-type="float" office:value="57.0885580652521" calcext:value-type="float">
            <text:p>57,1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6000000" calcext:value-type="float">
            <text:p>36000000</text:p>
          </table:table-cell>
          <table:table-cell office:value-type="float" office:value="1.14077116130504" calcext:value-type="float">
            <text:p>1,1</text:p>
          </table:table-cell>
        </table:table-row>
        <table:table-row table:style-name="ro2">
          <table:table-cell table:style-name="ce3" table:formula="of:=[.$A$2]+[.M68]/86400" office:value-type="date" office:date-value="1991-02-22T04:34:00" calcext:value-type="date">
            <text:p>22.02.1991 04:34</text:p>
          </table:table-cell>
          <table:table-cell table:style-name="ce8" office:value-type="float" office:value="600000" calcext:value-type="float">
            <text:p>6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8]+0.05" office:value-type="float" office:value="1.19077116130504" calcext:value-type="float">
            <text:p>1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45]/86400" office:value-type="date" office:date-value="2047-07-01T12:34:00" calcext:value-type="date">
            <text:p>01.07.2047 12:34</text:p>
          </table:table-cell>
          <table:table-cell table:style-name="ce8" office:value-type="float" office:value="3000" calcext:value-type="float">
            <text:p>3.0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5]+0.05" office:value-type="float" office:value="57.5448665297741" calcext:value-type="float">
            <text:p>57,5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6000000" calcext:value-type="float">
            <text:p>36000000</text:p>
          </table:table-cell>
          <table:table-cell office:value-type="float" office:value="1.14077116130504" calcext:value-type="float">
            <text:p>1,1</text:p>
          </table:table-cell>
        </table:table-row>
        <table:table-row table:style-name="ro2">
          <table:table-cell table:style-name="ce3" table:formula="of:=[.$A$2]+[.M69]/86400" office:value-type="date" office:date-value="1991-02-22T04:34:00" calcext:value-type="date">
            <text:p>22.02.1991 04:34</text:p>
          </table:table-cell>
          <table:table-cell table:style-name="ce7" office:value-type="float" office:value="10000" calcext:value-type="float">
            <text:p>1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69]+0.05" office:value-type="float" office:value="1.19077116130504" calcext:value-type="float">
            <text:p>1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46]/86400" office:value-type="date" office:date-value="2053-05-18T16:07:20" calcext:value-type="date">
            <text:p>18.05.2053 16:07</text:p>
          </table:table-cell>
          <table:table-cell table:style-name="ce8" office:value-type="float" office:value="2000000000" calcext:value-type="float">
            <text:p>2.0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6]+0.05" office:value-type="float" office:value="63.4261756280579" calcext:value-type="float">
            <text:p>63,4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36288000" calcext:value-type="float">
            <text:p>36288000</text:p>
          </table:table-cell>
          <table:table-cell office:value-type="float" office:value="1.14989733059548" calcext:value-type="float">
            <text:p>1,1</text:p>
          </table:table-cell>
        </table:table-row>
        <table:table-row table:style-name="ro2">
          <table:table-cell table:style-name="ce3" table:formula="of:=[.$A$2]+[.M70]/86400" office:value-type="date" office:date-value="1991-02-25T12:34:00" calcext:value-type="date">
            <text:p>25.02.1991 12:34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0]+0.05" office:value-type="float" office:value="1.19989733059548" calcext:value-type="float">
            <text:p>1,2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47]/86400" office:value-type="date" office:date-value="2058-06-13T12:34:00" calcext:value-type="date">
            <text:p>13.06.2058 12:34</text:p>
          </table:table-cell>
          <table:table-cell table:style-name="ce8" office:value-type="float" office:value="600000" calcext:value-type="float">
            <text:p>60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7]+0.05" office:value-type="float" office:value="68.4962696783025" calcext:value-type="float">
            <text:p>68,5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.26752351256116" calcext:value-type="float">
            <text:p>1,3</text:p>
          </table:table-cell>
        </table:table-row>
        <table:table-row table:style-name="ro2">
          <table:table-cell table:style-name="ce3" table:formula="of:=[.$A$2]+[.M71]/86400" office:value-type="date" office:date-value="1991-04-09T11:40:40" calcext:value-type="date">
            <text:p>09.04.1991 11:40</text:p>
          </table:table-cell>
          <table:table-cell table:style-name="ce8" office:value-type="float" office:value="40000000" calcext:value-type="float">
            <text:p>4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1]+0.05" office:value-type="float" office:value="1.31752351256116" calcext:value-type="float">
            <text:p>1,3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48]/86400" office:value-type="date" office:date-value="2066-01-20T07:13:59.999999" calcext:value-type="date">
            <text:p>20.01.2066 07:14</text:p>
          </table:table-cell>
          <table:table-cell table:style-name="ce8" office:value-type="float" office:value="40000000" calcext:value-type="float">
            <text:p>40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8]+0.05" office:value-type="float" office:value="76.1014107536695" calcext:value-type="float">
            <text:p>76,1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1.33089968818922" calcext:value-type="float">
            <text:p>1,3</text:p>
          </table:table-cell>
        </table:table-row>
        <table:table-row table:style-name="ro2">
          <table:table-cell table:style-name="ce3" table:formula="of:=[.$A$2]+[.M72]/86400" office:value-type="date" office:date-value="1991-05-02T15:14:00" calcext:value-type="date">
            <text:p>02.05.1991 15:14</text:p>
          </table:table-cell>
          <table:table-cell table:style-name="ce8" office:value-type="float" office:value="700000" calcext:value-type="float">
            <text:p>7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2]+0.05" office:value-type="float" office:value="1.38089968818922" calcext:value-type="float">
            <text:p>1,4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49]/86400" office:value-type="date" office:date-value="2066-08-30T12:34:00" calcext:value-type="date">
            <text:p>30.08.2066 12:34</text:p>
          </table:table-cell>
          <table:table-cell table:style-name="ce8" office:value-type="float" office:value="4000" calcext:value-type="float">
            <text:p>4.0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49]+0.05" office:value-type="float" office:value="76.7098220396988" calcext:value-type="float">
            <text:p>76,7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2336000" calcext:value-type="float">
            <text:p>42336000</text:p>
          </table:table-cell>
          <table:table-cell office:value-type="float" office:value="1.34154688569473" calcext:value-type="float">
            <text:p>1,3</text:p>
          </table:table-cell>
        </table:table-row>
        <table:table-row table:style-name="ro2">
          <table:table-cell table:style-name="ce3" table:formula="of:=[.$A$2]+[.M73]/86400" office:value-type="date" office:date-value="1991-05-06T12:34:00" calcext:value-type="date">
            <text:p>06.05.1991 12:34</text:p>
          </table:table-cell>
          <table:table-cell table:style-name="ce8" office:value-type="float" office:value="70" calcext:value-type="float">
            <text:p>7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3]+0.05" office:value-type="float" office:value="1.39154688569473" calcext:value-type="float">
            <text:p>1,4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50]/86400" office:value-type="date" office:date-value="2069-11-09T04:34:00" calcext:value-type="date">
            <text:p>09.11.2069 04:34</text:p>
          </table:table-cell>
          <table:table-cell table:style-name="ce8" office:value-type="float" office:value="700000" calcext:value-type="float">
            <text:p>70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50]+0.05" office:value-type="float" office:value="79.903981291353" calcext:value-type="float">
            <text:p>79,9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3200000" calcext:value-type="float">
            <text:p>43200000</text:p>
          </table:table-cell>
          <table:table-cell office:value-type="float" office:value="1.36892539356605" calcext:value-type="float">
            <text:p>1,4</text:p>
          </table:table-cell>
        </table:table-row>
        <table:table-row table:style-name="ro2">
          <table:table-cell table:style-name="ce3" table:formula="of:=[.$A$2]+[.M74]/86400" office:value-type="date" office:date-value="1991-05-16T12:34:00" calcext:value-type="date">
            <text:p>16.05.1991 12:34</text:p>
          </table:table-cell>
          <table:table-cell table:style-name="ce8" office:value-type="float" office:value="500" calcext:value-type="float">
            <text:p>5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4]+0.05" office:value-type="float" office:value="1.41892539356605" calcext:value-type="float">
            <text:p>1,4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51]/86400" office:value-type="date" office:date-value="2072-02-20T12:34:00" calcext:value-type="date">
            <text:p>20.02.2072 12:34</text:p>
          </table:table-cell>
          <table:table-cell table:style-name="ce8" office:value-type="float" office:value="30000" calcext:value-type="float">
            <text:p>30.0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51]+0.05" office:value-type="float" office:value="82.185523613963" calcext:value-type="float">
            <text:p>82,2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8000000" calcext:value-type="float">
            <text:p>48000000</text:p>
          </table:table-cell>
          <table:table-cell office:value-type="float" office:value="1.52102821507339" calcext:value-type="float">
            <text:p>1,5</text:p>
          </table:table-cell>
        </table:table-row>
        <table:table-row table:style-name="ro2">
          <table:table-cell table:style-name="ce3" table:formula="of:=[.$A$2]+[.M75]/86400" office:value-type="date" office:date-value="1991-07-11T01:54:00" calcext:value-type="date">
            <text:p>11.07.1991 01:54</text:p>
          </table:table-cell>
          <table:table-cell table:style-name="ce8" office:value-type="float" office:value="800000" calcext:value-type="float">
            <text:p>8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5]+0.05" office:value-type="float" office:value="1.57102821507339" calcext:value-type="float">
            <text:p>1,6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52]/86400" office:value-type="date" office:date-value="2081-04-06T20:34:00" calcext:value-type="date">
            <text:p>06.04.2081 20:34</text:p>
          </table:table-cell>
          <table:table-cell table:style-name="ce8" office:value-type="float" office:value="800000" calcext:value-type="float">
            <text:p>800.000</text:p>
          </table:table-cell>
          <table:table-cell table:style-name="ce11" office:value-type="string" calcext:value-type="string">
            <text:p>St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52]+0.05" office:value-type="float" office:value="91.3116929044034" calcext:value-type="float">
            <text:p>91,3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48384000" calcext:value-type="float">
            <text:p>48384000</text:p>
          </table:table-cell>
          <table:table-cell office:value-type="float" office:value="1.53319644079398" calcext:value-type="float">
            <text:p>1,5</text:p>
          </table:table-cell>
        </table:table-row>
        <table:table-row table:style-name="ro2">
          <table:table-cell table:style-name="ce3" table:formula="of:=[.$A$2]+[.M76]/86400" office:value-type="date" office:date-value="1991-07-15T12:34:00" calcext:value-type="date">
            <text:p>15.07.1991 12:34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6]+0.05" office:value-type="float" office:value="1.58319644079398" calcext:value-type="float">
            <text:p>1,6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53]/86400" office:value-type="date" office:date-value="2085-01-24T17:54:00" calcext:value-type="date">
            <text:p>24.01.2085 17:54</text:p>
          </table:table-cell>
          <table:table-cell table:style-name="ce8" office:value-type="float" office:value="3000000000" calcext:value-type="float">
            <text:p>3.00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53]+0.05" office:value-type="float" office:value="95.1142634420869" calcext:value-type="float">
            <text:p>95,1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.58440439070145" calcext:value-type="float">
            <text:p>1,6</text:p>
          </table:table-cell>
        </table:table-row>
        <table:table-row table:style-name="ro2">
          <table:table-cell table:style-name="ce3" table:formula="of:=[.$A$2]+[.M77]/86400" office:value-type="date" office:date-value="1991-08-03T05:27:19.999999" calcext:value-type="date">
            <text:p>03.08.1991 05:27</text:p>
          </table:table-cell>
          <table:table-cell table:style-name="ce8" office:value-type="float" office:value="50000000" calcext:value-type="float">
            <text:p>50.000.000</text:p>
          </table:table-cell>
          <table:table-cell table:style-name="ce11" office:value-type="string" calcext:value-type="string">
            <text:p>Sekund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7]+0.05" office:value-type="float" office:value="1.63440439070145" calcext:value-type="float">
            <text:p>1,6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54]/86400" office:value-type="date" office:date-value="2085-01-24T17:54:00" calcext:value-type="date">
            <text:p>24.01.2085 17:54</text:p>
          </table:table-cell>
          <table:table-cell table:style-name="ce8" office:value-type="float" office:value="50000000" calcext:value-type="float">
            <text:p>50.000.000</text:p>
          </table:table-cell>
          <table:table-cell table:style-name="ce11" office:value-type="string" calcext:value-type="string">
            <text:p>Minut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54]+0.05" office:value-type="float" office:value="95.1142634420869" calcext:value-type="float">
            <text:p>95,1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51840000" calcext:value-type="float">
            <text:p>51840000</text:p>
          </table:table-cell>
          <table:table-cell office:value-type="float" office:value="1.64271047227926" calcext:value-type="float">
            <text:p>1,6</text:p>
          </table:table-cell>
        </table:table-row>
        <table:table-row table:style-name="ro2">
          <table:table-cell table:style-name="ce3" table:formula="of:=[.$A$2]+[.M78]/86400" office:value-type="date" office:date-value="1991-08-24T12:34:00" calcext:value-type="date">
            <text:p>24.08.1991 12:34</text:p>
          </table:table-cell>
          <table:table-cell table:style-name="ce8" office:value-type="float" office:value="600" calcext:value-type="float">
            <text:p>600</text:p>
          </table:table-cell>
          <table:table-cell table:style-name="ce11" office:value-type="string" calcext:value-type="string">
            <text:p>Tage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78]+0.05" office:value-type="float" office:value="1.69271047227926" calcext:value-type="float">
            <text:p>1,7</text:p>
          </table:table-cell>
          <table:table-cell table:style-name="ce19" office:value-type="string" calcext:value-type="string">
            <text:p><text:s/>Jahre)</text:p>
          </table:table-cell>
          <table:table-cell table:style-name="ce3" table:formula="of:=[.$A$2]+[.M155]/86400" office:value-type="date" office:date-value="2085-10-29T12:34:00" calcext:value-type="date">
            <text:p>29.10.2085 12:34</text:p>
          </table:table-cell>
          <table:table-cell table:style-name="ce8" office:value-type="float" office:value="5000" calcext:value-type="float">
            <text:p>5.000</text:p>
          </table:table-cell>
          <table:table-cell table:style-name="ce11" office:value-type="string" calcext:value-type="string">
            <text:p>Wochen</text:p>
          </table:table-cell>
          <table:table-cell table:style-name="ce13" office:value-type="string" calcext:value-type="string">
            <text:p>(</text:p>
          </table:table-cell>
          <table:table-cell table:style-name="ce16" table:formula="of:=[.N155]+0.05" office:value-type="float" office:value="95.8747775496235" calcext:value-type="float">
            <text:p>95,9</text:p>
          </table:table-cell>
          <table:table-cell table:style-name="ce22" office:value-type="string" calcext:value-type="string">
            <text:p><text:s/>Jahre)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1.71115674195756" calcext:value-type="float">
            <text:p>1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54432000" calcext:value-type="float">
            <text:p>54432000</text:p>
          </table:table-cell>
          <table:table-cell office:value-type="float" office:value="1.72484599589322" calcext:value-type="float">
            <text:p>1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60000000" calcext:value-type="float">
            <text:p>60000000</text:p>
          </table:table-cell>
          <table:table-cell office:value-type="float" office:value="1.90128526884174" calcext:value-type="float">
            <text:p>1,9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60000000" calcext:value-type="float">
            <text:p>60000000</text:p>
          </table:table-cell>
          <table:table-cell office:value-type="float" office:value="1.90128526884174" calcext:value-type="float">
            <text:p>1,9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60480000" calcext:value-type="float">
            <text:p>60480000</text:p>
          </table:table-cell>
          <table:table-cell office:value-type="float" office:value="1.91649555099247" calcext:value-type="float">
            <text:p>1,9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60480000" calcext:value-type="float">
            <text:p>60480000</text:p>
          </table:table-cell>
          <table:table-cell office:value-type="float" office:value="1.91649555099247" calcext:value-type="float">
            <text:p>1,9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69120000" calcext:value-type="float">
            <text:p>69120000</text:p>
          </table:table-cell>
          <table:table-cell office:value-type="float" office:value="2.19028062970568" calcext:value-type="float">
            <text:p>2,2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70000000" calcext:value-type="float">
            <text:p>70000000</text:p>
          </table:table-cell>
          <table:table-cell office:value-type="float" office:value="2.21816614698203" calcext:value-type="float">
            <text:p>2,2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72000000" calcext:value-type="float">
            <text:p>72000000</text:p>
          </table:table-cell>
          <table:table-cell office:value-type="float" office:value="2.28154232261008" calcext:value-type="float">
            <text:p>2,3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77760000" calcext:value-type="float">
            <text:p>77760000</text:p>
          </table:table-cell>
          <table:table-cell office:value-type="float" office:value="2.46406570841889" calcext:value-type="float">
            <text:p>2,5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80000000" calcext:value-type="float">
            <text:p>80000000</text:p>
          </table:table-cell>
          <table:table-cell office:value-type="float" office:value="2.53504702512232" calcext:value-type="float">
            <text:p>2,5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86400000" calcext:value-type="float">
            <text:p>86400000</text:p>
          </table:table-cell>
          <table:table-cell office:value-type="float" office:value="2.7378507871321" calcext:value-type="float">
            <text:p>2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90000000" calcext:value-type="float">
            <text:p>90000000</text:p>
          </table:table-cell>
          <table:table-cell office:value-type="float" office:value="2.85192790326261" calcext:value-type="float">
            <text:p>2,9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00000000" calcext:value-type="float">
            <text:p>100000000</text:p>
          </table:table-cell>
          <table:table-cell office:value-type="float" office:value="3.1688087814029" calcext:value-type="float">
            <text:p>3,2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08000000" calcext:value-type="float">
            <text:p>108000000</text:p>
          </table:table-cell>
          <table:table-cell office:value-type="float" office:value="3.42231348391513" calcext:value-type="float">
            <text:p>3,4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20000000" calcext:value-type="float">
            <text:p>120000000</text:p>
          </table:table-cell>
          <table:table-cell office:value-type="float" office:value="3.80257053768347" calcext:value-type="float">
            <text:p>3,8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20960000" calcext:value-type="float">
            <text:p>120960000</text:p>
          </table:table-cell>
          <table:table-cell office:value-type="float" office:value="3.83299110198494" calcext:value-type="float">
            <text:p>3,8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44000000" calcext:value-type="float">
            <text:p>144000000</text:p>
          </table:table-cell>
          <table:table-cell office:value-type="float" office:value="4.56308464522017" calcext:value-type="float">
            <text:p>4,6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72800000" calcext:value-type="float">
            <text:p>172800000</text:p>
          </table:table-cell>
          <table:table-cell office:value-type="float" office:value="5.4757015742642" calcext:value-type="float">
            <text:p>5,5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80000000" calcext:value-type="float">
            <text:p>180000000</text:p>
          </table:table-cell>
          <table:table-cell office:value-type="float" office:value="5.70385580652521" calcext:value-type="float">
            <text:p>5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80000000" calcext:value-type="float">
            <text:p>180000000</text:p>
          </table:table-cell>
          <table:table-cell office:value-type="float" office:value="5.70385580652521" calcext:value-type="float">
            <text:p>5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81440000" calcext:value-type="float">
            <text:p>181440000</text:p>
          </table:table-cell>
          <table:table-cell office:value-type="float" office:value="5.74948665297741" calcext:value-type="float">
            <text:p>5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00000000" calcext:value-type="float">
            <text:p>200000000</text:p>
          </table:table-cell>
          <table:table-cell office:value-type="float" office:value="6.33761756280579" calcext:value-type="float">
            <text:p>6,3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16000000" calcext:value-type="float">
            <text:p>216000000</text:p>
          </table:table-cell>
          <table:table-cell office:value-type="float" office:value="6.84462696783025" calcext:value-type="float">
            <text:p>6,8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40000000" calcext:value-type="float">
            <text:p>240000000</text:p>
          </table:table-cell>
          <table:table-cell office:value-type="float" office:value="7.60514107536695" calcext:value-type="float">
            <text:p>7,6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41920000" calcext:value-type="float">
            <text:p>241920000</text:p>
          </table:table-cell>
          <table:table-cell office:value-type="float" office:value="7.66598220396988" calcext:value-type="float">
            <text:p>7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52000000" calcext:value-type="float">
            <text:p>252000000</text:p>
          </table:table-cell>
          <table:table-cell office:value-type="float" office:value="7.9853981291353" calcext:value-type="float">
            <text:p>8,0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59200000" calcext:value-type="float">
            <text:p>259200000</text:p>
          </table:table-cell>
          <table:table-cell office:value-type="float" office:value="8.2135523613963" calcext:value-type="float">
            <text:p>8,2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88000000" calcext:value-type="float">
            <text:p>288000000</text:p>
          </table:table-cell>
          <table:table-cell office:value-type="float" office:value="9.12616929044034" calcext:value-type="float">
            <text:p>9,1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00000000" calcext:value-type="float">
            <text:p>300000000</text:p>
          </table:table-cell>
          <table:table-cell office:value-type="float" office:value="9.50642634420869" calcext:value-type="float">
            <text:p>9,5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00000000" calcext:value-type="float">
            <text:p>300000000</text:p>
          </table:table-cell>
          <table:table-cell office:value-type="float" office:value="9.50642634420869" calcext:value-type="float">
            <text:p>9,5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02400000" calcext:value-type="float">
            <text:p>302400000</text:p>
          </table:table-cell>
          <table:table-cell office:value-type="float" office:value="9.58247775496236" calcext:value-type="float">
            <text:p>9,6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24000000" calcext:value-type="float">
            <text:p>324000000</text:p>
          </table:table-cell>
          <table:table-cell office:value-type="float" office:value="10.2669404517454" calcext:value-type="float">
            <text:p>10,3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45600000" calcext:value-type="float">
            <text:p>345600000</text:p>
          </table:table-cell>
          <table:table-cell office:value-type="float" office:value="10.9514031485284" calcext:value-type="float">
            <text:p>11,0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60000000" calcext:value-type="float">
            <text:p>360000000</text:p>
          </table:table-cell>
          <table:table-cell office:value-type="float" office:value="11.4077116130504" calcext:value-type="float">
            <text:p>11,4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60000000" calcext:value-type="float">
            <text:p>360000000</text:p>
          </table:table-cell>
          <table:table-cell office:value-type="float" office:value="11.4077116130504" calcext:value-type="float">
            <text:p>11,4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62880000" calcext:value-type="float">
            <text:p>362880000</text:p>
          </table:table-cell>
          <table:table-cell office:value-type="float" office:value="11.4989733059548" calcext:value-type="float">
            <text:p>11,5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400000000" calcext:value-type="float">
            <text:p>400000000</text:p>
          </table:table-cell>
          <table:table-cell office:value-type="float" office:value="12.6752351256116" calcext:value-type="float">
            <text:p>12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420000000" calcext:value-type="float">
            <text:p>420000000</text:p>
          </table:table-cell>
          <table:table-cell office:value-type="float" office:value="13.3089968818922" calcext:value-type="float">
            <text:p>13,3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423360000" calcext:value-type="float">
            <text:p>423360000</text:p>
          </table:table-cell>
          <table:table-cell office:value-type="float" office:value="13.4154688569473" calcext:value-type="float">
            <text:p>13,4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432000000" calcext:value-type="float">
            <text:p>432000000</text:p>
          </table:table-cell>
          <table:table-cell office:value-type="float" office:value="13.6892539356605" calcext:value-type="float">
            <text:p>13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480000000" calcext:value-type="float">
            <text:p>480000000</text:p>
          </table:table-cell>
          <table:table-cell office:value-type="float" office:value="15.2102821507339" calcext:value-type="float">
            <text:p>15,2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483840000" calcext:value-type="float">
            <text:p>483840000</text:p>
          </table:table-cell>
          <table:table-cell office:value-type="float" office:value="15.3319644079398" calcext:value-type="float">
            <text:p>15,3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500000000" calcext:value-type="float">
            <text:p>500000000</text:p>
          </table:table-cell>
          <table:table-cell office:value-type="float" office:value="15.8440439070145" calcext:value-type="float">
            <text:p>15,8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518400000" calcext:value-type="float">
            <text:p>518400000</text:p>
          </table:table-cell>
          <table:table-cell office:value-type="float" office:value="16.4271047227926" calcext:value-type="float">
            <text:p>16,4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540000000" calcext:value-type="float">
            <text:p>540000000</text:p>
          </table:table-cell>
          <table:table-cell office:value-type="float" office:value="17.1115674195756" calcext:value-type="float">
            <text:p>17,1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544320000" calcext:value-type="float">
            <text:p>544320000</text:p>
          </table:table-cell>
          <table:table-cell office:value-type="float" office:value="17.2484599589322" calcext:value-type="float">
            <text:p>17,2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600000000" calcext:value-type="float">
            <text:p>600000000</text:p>
          </table:table-cell>
          <table:table-cell office:value-type="float" office:value="19.0128526884174" calcext:value-type="float">
            <text:p>19,0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600000000" calcext:value-type="float">
            <text:p>600000000</text:p>
          </table:table-cell>
          <table:table-cell office:value-type="float" office:value="19.0128526884174" calcext:value-type="float">
            <text:p>19,0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604800000" calcext:value-type="float">
            <text:p>604800000</text:p>
          </table:table-cell>
          <table:table-cell office:value-type="float" office:value="19.1649555099247" calcext:value-type="float">
            <text:p>19,2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604800000" calcext:value-type="float">
            <text:p>604800000</text:p>
          </table:table-cell>
          <table:table-cell office:value-type="float" office:value="19.1649555099247" calcext:value-type="float">
            <text:p>19,2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691200000" calcext:value-type="float">
            <text:p>691200000</text:p>
          </table:table-cell>
          <table:table-cell office:value-type="float" office:value="21.9028062970568" calcext:value-type="float">
            <text:p>21,9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700000000" calcext:value-type="float">
            <text:p>700000000</text:p>
          </table:table-cell>
          <table:table-cell office:value-type="float" office:value="22.1816614698203" calcext:value-type="float">
            <text:p>22,2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720000000" calcext:value-type="float">
            <text:p>720000000</text:p>
          </table:table-cell>
          <table:table-cell office:value-type="float" office:value="22.8154232261008" calcext:value-type="float">
            <text:p>22,8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777600000" calcext:value-type="float">
            <text:p>777600000</text:p>
          </table:table-cell>
          <table:table-cell office:value-type="float" office:value="24.6406570841889" calcext:value-type="float">
            <text:p>24,6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800000000" calcext:value-type="float">
            <text:p>800000000</text:p>
          </table:table-cell>
          <table:table-cell office:value-type="float" office:value="25.3504702512232" calcext:value-type="float">
            <text:p>25,4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864000000" calcext:value-type="float">
            <text:p>864000000</text:p>
          </table:table-cell>
          <table:table-cell office:value-type="float" office:value="27.378507871321" calcext:value-type="float">
            <text:p>27,4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900000000" calcext:value-type="float">
            <text:p>900000000</text:p>
          </table:table-cell>
          <table:table-cell office:value-type="float" office:value="28.519279032626" calcext:value-type="float">
            <text:p>28,5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000000000" calcext:value-type="float">
            <text:p>1000000000</text:p>
          </table:table-cell>
          <table:table-cell office:value-type="float" office:value="31.6880878140289" calcext:value-type="float">
            <text:p>31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080000000" calcext:value-type="float">
            <text:p>1080000000</text:p>
          </table:table-cell>
          <table:table-cell office:value-type="float" office:value="34.2231348391513" calcext:value-type="float">
            <text:p>34,2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200000000" calcext:value-type="float">
            <text:p>1200000000</text:p>
          </table:table-cell>
          <table:table-cell office:value-type="float" office:value="38.0257053768347" calcext:value-type="float">
            <text:p>38,0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209600000" calcext:value-type="float">
            <text:p>1209600000</text:p>
          </table:table-cell>
          <table:table-cell office:value-type="float" office:value="38.3299110198494" calcext:value-type="float">
            <text:p>38,3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440000000" calcext:value-type="float">
            <text:p>1440000000</text:p>
          </table:table-cell>
          <table:table-cell office:value-type="float" office:value="45.6308464522017" calcext:value-type="float">
            <text:p>45,6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728000000" calcext:value-type="float">
            <text:p>1728000000</text:p>
          </table:table-cell>
          <table:table-cell office:value-type="float" office:value="54.757015742642" calcext:value-type="float">
            <text:p>54,8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800000000" calcext:value-type="float">
            <text:p>1800000000</text:p>
          </table:table-cell>
          <table:table-cell office:value-type="float" office:value="57.0385580652521" calcext:value-type="float">
            <text:p>57,0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800000000" calcext:value-type="float">
            <text:p>1800000000</text:p>
          </table:table-cell>
          <table:table-cell office:value-type="float" office:value="57.0385580652521" calcext:value-type="float">
            <text:p>57,0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1814400000" calcext:value-type="float">
            <text:p>1814400000</text:p>
          </table:table-cell>
          <table:table-cell office:value-type="float" office:value="57.4948665297741" calcext:value-type="float">
            <text:p>57,5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000000000" calcext:value-type="float">
            <text:p>2000000000</text:p>
          </table:table-cell>
          <table:table-cell office:value-type="float" office:value="63.3761756280579" calcext:value-type="float">
            <text:p>63,4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160000000" calcext:value-type="float">
            <text:p>2160000000</text:p>
          </table:table-cell>
          <table:table-cell office:value-type="float" office:value="68.4462696783025" calcext:value-type="float">
            <text:p>68,4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400000000" calcext:value-type="float">
            <text:p>2400000000</text:p>
          </table:table-cell>
          <table:table-cell office:value-type="float" office:value="76.0514107536695" calcext:value-type="float">
            <text:p>76,1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419200000" calcext:value-type="float">
            <text:p>2419200000</text:p>
          </table:table-cell>
          <table:table-cell office:value-type="float" office:value="76.6598220396988" calcext:value-type="float">
            <text:p>76,7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520000000" calcext:value-type="float">
            <text:p>2520000000</text:p>
          </table:table-cell>
          <table:table-cell office:value-type="float" office:value="79.853981291353" calcext:value-type="float">
            <text:p>79,9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592000000" calcext:value-type="float">
            <text:p>2592000000</text:p>
          </table:table-cell>
          <table:table-cell office:value-type="float" office:value="82.1355236139631" calcext:value-type="float">
            <text:p>82,1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2880000000" calcext:value-type="float">
            <text:p>2880000000</text:p>
          </table:table-cell>
          <table:table-cell office:value-type="float" office:value="91.2616929044034" calcext:value-type="float">
            <text:p>91,3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000000000" calcext:value-type="float">
            <text:p>3000000000</text:p>
          </table:table-cell>
          <table:table-cell office:value-type="float" office:value="95.0642634420869" calcext:value-type="float">
            <text:p>95,1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000000000" calcext:value-type="float">
            <text:p>3000000000</text:p>
          </table:table-cell>
          <table:table-cell office:value-type="float" office:value="95.0642634420869" calcext:value-type="float">
            <text:p>95,1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6"/>
          <table:table-cell office:value-type="float" office:value="3024000000" calcext:value-type="float">
            <text:p>3024000000</text:p>
          </table:table-cell>
          <table:table-cell office:value-type="float" office:value="95.8247775496236" calcext:value-type="float">
            <text:p>95,8</text:p>
          </table:table-cell>
        </table:table-row>
        <table:table-row table:style-name="ro2">
          <table:table-cell table:style-name="ce4"/>
          <table:table-cell table:style-name="ce9"/>
          <table:table-cell table:number-columns-repeated="2"/>
          <table:table-cell table:style-name="ce9"/>
          <table:table-cell table:style-name="ce4"/>
          <table:table-cell table:number-columns-repeated="8"/>
        </table:table-row>
        <table:table-row table:style-name="ro2" table:number-rows-repeated="1048419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B3:Sheet1.E15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date-style style:name="N10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0">
      <number:number number:decimal-places="1" number:min-integer-digits="0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http://semiversus.com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.00.0000</text:date>, <text:time style:data-style-name="N2" text:time-value="18:13:09.398224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ünther Jena</meta:initial-creator>
    <meta:creation-date>2016-03-26T16:57:47.011024900</meta:creation-date>
    <dc:date>2016-03-26T18:14:33.576388338</dc:date>
    <dc:creator>Günther Jena</dc:creator>
    <meta:editing-duration>PT10M2S</meta:editing-duration>
    <meta:editing-cycles>4</meta:editing-cycles>
    <meta:generator>LibreOffice/4.3.7.2$Linux_X86_64 LibreOffice_project/430$Build-2</meta:generator>
    <meta:document-statistic meta:table-count="1" meta:cell-count="1235" meta:object-count="0"/>
  </office:meta>
</office:document-meta>
</file>